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1902in"/>
    </style:style>
    <style:style style:name="co7" style:family="table-column">
      <style:table-column-properties fo:break-before="auto" style:column-width="0.07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try_new_zip" table:style-name="ta1">
        <table:shapes>
          <draw:frame draw:z-index="0" draw:style-name="gr1" draw:text-style-name="P1" svg:width="13.0945in" svg:height="7.3669in" svg:x="0.7228in" svg:y="0.1358in">
            <draw:object draw:notify-on-update-of-ranges="Retry_new_zip.B1:Retry_new_zip.B1 Retry_new_zip.B2:Retry_new_zip.B101 Retry_new_zip.C1:Retry_new_zip.C1 Retry_new_zip.C2:Retry_new_zip.C101 Retry_new_zip.D1:Retry_new_zip.D1 Retry_new_zip.D2:Retry_new_zip.D101 Retry_new_zip.E1:Retry_new_zip.E1 Retry_new_zip.E2:Retry_new_zip.E101 Retry_new_zip.F1:Retry_new_zip.F1 Retry_new_zip.F2:Retry_new_zip.F101 Retry_new_zip.G1:Retry_new_zip.G1 Retry_new_zip.G2:Retry_new_zip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</text:p>
          </table:table-cell>
          <table:table-cell office:value-type="string" calcext:value-type="string">
            <text:p><text:s/>joint compression</text:p>
          </table:table-cell>
          <table:table-cell office:value-type="string" calcext:value-type="string">
            <text:p><text:s/>joint compression zipped</text:p>
          </table:table-cell>
          <table:table-cell office:value-type="string" calcext:value-type="string">
            <text:p>Mutual compression ratio</text:p>
          </table:table-cell>
          <table:table-cell office:value-type="string" calcext:value-type="string">
            <text:p><text:s/>Mutual compression ratio Zipped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10111011" calcext:value-type="float">
            <text:p>110111011</text:p>
          </table:table-cell>
          <table:table-cell office:value-type="float" office:value="1011011011" calcext:value-type="float">
            <text:p>10110110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736842105263158" calcext:value-type="float">
            <text:p>0.736842105263158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-0.210526315789474" calcext:value-type="float">
            <text:p>-0.210526315789474</text:p>
          </table:table-cell>
          <table:table-cell office:value-type="float" office:value="1.10111011111111E+017" calcext:value-type="float">
            <text:p>1.10111011111111E+017</text:p>
          </table:table-cell>
          <table:table-cell office:value-type="float" office:value="1.0110110111101E+018" calcext:value-type="float">
            <text:p>1.0110110111101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714285714285714" calcext:value-type="float">
            <text:p>0.714285714285714</text:p>
          </table:table-cell>
          <table:table-cell office:value-type="float" office:value="0.660714285714286" calcext:value-type="float">
            <text:p>0.660714285714286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-0.285714285714286" calcext:value-type="float">
            <text:p>-0.285714285714286</text:p>
          </table:table-cell>
          <table:table-cell office:value-type="float" office:value="1.10111011111111E+026" calcext:value-type="float">
            <text:p>1.10111011111111E+026</text:p>
          </table:table-cell>
          <table:table-cell office:value-type="float" office:value="1.0110110111101E+027" calcext:value-type="float">
            <text:p>1.0110110111101E+0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648648648648649" calcext:value-type="float">
            <text:p>0.648648648648649</text:p>
          </table:table-cell>
          <table:table-cell office:value-type="float" office:value="0.635135135135135" calcext:value-type="float">
            <text:p>0.635135135135135</text:p>
          </table:table-cell>
          <table:table-cell office:value-type="float" office:value="0.810810810810811" calcext:value-type="float">
            <text:p>0.810810810810811</text:p>
          </table:table-cell>
          <table:table-cell office:value-type="float" office:value="0.0270270270270272" calcext:value-type="float">
            <text:p>0.027027027027027</text:p>
          </table:table-cell>
          <table:table-cell office:value-type="float" office:value="-0.324324324324324" calcext:value-type="float">
            <text:p>-0.324324324324324</text:p>
          </table:table-cell>
          <table:table-cell office:value-type="float" office:value="1.10111011111111E+035" calcext:value-type="float">
            <text:p>1.10111011111111E+035</text:p>
          </table:table-cell>
          <table:table-cell office:value-type="float" office:value="1.0110110111101E+036" calcext:value-type="float">
            <text:p>1.0110110111101E+03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30434782608696" calcext:value-type="float">
            <text:p>0.630434782608696</text:p>
          </table:table-cell>
          <table:table-cell office:value-type="float" office:value="0.695652173913043" calcext:value-type="float">
            <text:p>0.695652173913043</text:p>
          </table:table-cell>
          <table:table-cell office:value-type="float" office:value="0.619565217391304" calcext:value-type="float">
            <text:p>0.619565217391304</text:p>
          </table:table-cell>
          <table:table-cell office:value-type="float" office:value="0.847826086956522" calcext:value-type="float">
            <text:p>0.847826086956522</text:p>
          </table:table-cell>
          <table:table-cell office:value-type="float" office:value="0.0869565217391306" calcext:value-type="float">
            <text:p>0.086956521739131</text:p>
          </table:table-cell>
          <table:table-cell office:value-type="float" office:value="-0.369565217391304" calcext:value-type="float">
            <text:p>-0.369565217391304</text:p>
          </table:table-cell>
          <table:table-cell office:value-type="float" office:value="1.10111011111111E+044" calcext:value-type="float">
            <text:p>1.10111011111111E+044</text:p>
          </table:table-cell>
          <table:table-cell office:value-type="float" office:value="1.0110110111101E+045" calcext:value-type="float">
            <text:p>1.0110110111101E+0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18181818181818" calcext:value-type="float">
            <text:p>0.618181818181818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618181818181818" calcext:value-type="float">
            <text:p>0.618181818181818</text:p>
          </table:table-cell>
          <table:table-cell office:value-type="float" office:value="0.872727272727273" calcext:value-type="float">
            <text:p>0.872727272727273</text:p>
          </table:table-cell>
          <table:table-cell office:value-type="float" office:value="0.0545454545454547" calcext:value-type="float">
            <text:p>0.054545454545455</text:p>
          </table:table-cell>
          <table:table-cell office:value-type="float" office:value="-0.454545454545454" calcext:value-type="float">
            <text:p>-0.454545454545454</text:p>
          </table:table-cell>
          <table:table-cell office:value-type="float" office:value="1.10111011111111E+053" calcext:value-type="float">
            <text:p>1.10111011111111E+053</text:p>
          </table:table-cell>
          <table:table-cell office:value-type="float" office:value="1.0110110111101E+054" calcext:value-type="float">
            <text:p>1.0110110111101E+0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09375" calcext:value-type="float">
            <text:p>0.609375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.10111011111111E+062" calcext:value-type="float">
            <text:p>1.10111011111111E+062</text:p>
          </table:table-cell>
          <table:table-cell office:value-type="float" office:value="1.0110110111101E+063" calcext:value-type="float">
            <text:p>1.0110110111101E+06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2739726027397" calcext:value-type="float">
            <text:p>0.602739726027397</text:p>
          </table:table-cell>
          <table:table-cell office:value-type="float" office:value="0.63013698630137" calcext:value-type="float">
            <text:p>0.63013698630137</text:p>
          </table:table-cell>
          <table:table-cell office:value-type="float" office:value="0.623287671232877" calcext:value-type="float">
            <text:p>0.623287671232877</text:p>
          </table:table-cell>
          <table:table-cell office:value-type="float" office:value="0.876712328767123" calcext:value-type="float">
            <text:p>0.876712328767123</text:p>
          </table:table-cell>
          <table:table-cell office:value-type="float" office:value="-0.0136986301369864" calcext:value-type="float">
            <text:p>-0.013698630136986</text:p>
          </table:table-cell>
          <table:table-cell office:value-type="float" office:value="-0.520547945205479" calcext:value-type="float">
            <text:p>-0.520547945205479</text:p>
          </table:table-cell>
          <table:table-cell office:value-type="float" office:value="1.10111011111111E+071" calcext:value-type="float">
            <text:p>1.10111011111111E+071</text:p>
          </table:table-cell>
          <table:table-cell office:value-type="float" office:value="1.0110110111101E+072" calcext:value-type="float">
            <text:p>1.0110110111101E+0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97560975609756" calcext:value-type="float">
            <text:p>0.597560975609756</text:p>
          </table:table-cell>
          <table:table-cell office:value-type="float" office:value="0.634146341463415" calcext:value-type="float">
            <text:p>0.634146341463415</text:p>
          </table:table-cell>
          <table:table-cell office:value-type="float" office:value="0.609756097560976" calcext:value-type="float">
            <text:p>0.609756097560976</text:p>
          </table:table-cell>
          <table:table-cell office:value-type="float" office:value="0.878048780487805" calcext:value-type="float">
            <text:p>0.878048780487805</text:p>
          </table:table-cell>
          <table:table-cell office:value-type="float" office:value="0.0121951219512195" calcext:value-type="float">
            <text:p>0.01219512195122</text:p>
          </table:table-cell>
          <table:table-cell office:value-type="float" office:value="-0.524390243902439" calcext:value-type="float">
            <text:p>-0.524390243902439</text:p>
          </table:table-cell>
          <table:table-cell office:value-type="float" office:value="1.10111011111111E+080" calcext:value-type="float">
            <text:p>1.10111011111111E+080</text:p>
          </table:table-cell>
          <table:table-cell office:value-type="float" office:value="1.0110110111101E+081" calcext:value-type="float">
            <text:p>1.0110110111101E+0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04395604395604" calcext:value-type="float">
            <text:p>0.604395604395604</text:p>
          </table:table-cell>
          <table:table-cell office:value-type="float" office:value="0.637362637362637" calcext:value-type="float">
            <text:p>0.637362637362637</text:p>
          </table:table-cell>
          <table:table-cell office:value-type="float" office:value="0.587912087912088" calcext:value-type="float">
            <text:p>0.587912087912088</text:p>
          </table:table-cell>
          <table:table-cell office:value-type="float" office:value="0.879120879120879" calcext:value-type="float">
            <text:p>0.879120879120879</text:p>
          </table:table-cell>
          <table:table-cell office:value-type="float" office:value="0.0659340659340659" calcext:value-type="float">
            <text:p>0.065934065934066</text:p>
          </table:table-cell>
          <table:table-cell office:value-type="float" office:value="-0.516483516483516" calcext:value-type="float">
            <text:p>-0.516483516483516</text:p>
          </table:table-cell>
          <table:table-cell office:value-type="float" office:value="1.10111011111111E+089" calcext:value-type="float">
            <text:p>1.10111011111111E+089</text:p>
          </table:table-cell>
          <table:table-cell office:value-type="float" office:value="1.0110110111101E+090" calcext:value-type="float">
            <text:p>1.0110110111101E+09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595" calcext:value-type="float">
            <text:p>0.595</text:p>
          </table:table-cell>
          <table:table-cell office:value-type="float" office:value="0.86" calcext:value-type="float">
            <text:p>0.86</text:p>
          </table:table-cell>
          <table:table-cell office:value-type="float" office:value="0.0500000000000001" calcext:value-type="float">
            <text:p>0.05</text:p>
          </table:table-cell>
          <table:table-cell office:value-type="float" office:value="-0.48" calcext:value-type="float">
            <text:p>-0.48</text:p>
          </table:table-cell>
          <table:table-cell office:value-type="float" office:value="1.10111011111111E+098" calcext:value-type="float">
            <text:p>1.10111011111111E+098</text:p>
          </table:table-cell>
          <table:table-cell office:value-type="float" office:value="1.0110110111101E+099" calcext:value-type="float">
            <text:p>1.0110110111101E+0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14678899082569" calcext:value-type="float">
            <text:p>0.614678899082569</text:p>
          </table:table-cell>
          <table:table-cell office:value-type="float" office:value="0.63302752293578" calcext:value-type="float">
            <text:p>0.63302752293578</text:p>
          </table:table-cell>
          <table:table-cell office:value-type="float" office:value="0.587155963302752" calcext:value-type="float">
            <text:p>0.587155963302752</text:p>
          </table:table-cell>
          <table:table-cell office:value-type="float" office:value="0.871559633027523" calcext:value-type="float">
            <text:p>0.871559633027523</text:p>
          </table:table-cell>
          <table:table-cell office:value-type="float" office:value="0.073394495412844" calcext:value-type="float">
            <text:p>0.073394495412844</text:p>
          </table:table-cell>
          <table:table-cell office:value-type="float" office:value="-0.495412844036697" calcext:value-type="float">
            <text:p>-0.495412844036697</text:p>
          </table:table-cell>
          <table:table-cell office:value-type="float" office:value="1.10111011111111E+107" calcext:value-type="float">
            <text:p>1.10111011111111E+107</text:p>
          </table:table-cell>
          <table:table-cell office:value-type="float" office:value="1.0110110111101E+108" calcext:value-type="float">
            <text:p>1.0110110111101E+1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0169491525424" calcext:value-type="float">
            <text:p>0.610169491525424</text:p>
          </table:table-cell>
          <table:table-cell office:value-type="float" office:value="0.627118644067797" calcext:value-type="float">
            <text:p>0.627118644067797</text:p>
          </table:table-cell>
          <table:table-cell office:value-type="float" office:value="0.601694915254237" calcext:value-type="float">
            <text:p>0.601694915254237</text:p>
          </table:table-cell>
          <table:table-cell office:value-type="float" office:value="0.872881355932203" calcext:value-type="float">
            <text:p>0.872881355932203</text:p>
          </table:table-cell>
          <table:table-cell office:value-type="float" office:value="0.0338983050847459" calcext:value-type="float">
            <text:p>0.033898305084746</text:p>
          </table:table-cell>
          <table:table-cell office:value-type="float" office:value="-0.508474576271186" calcext:value-type="float">
            <text:p>-0.508474576271186</text:p>
          </table:table-cell>
          <table:table-cell office:value-type="float" office:value="1.10111011111111E+116" calcext:value-type="float">
            <text:p>1.10111011111111E+116</text:p>
          </table:table-cell>
          <table:table-cell office:value-type="float" office:value="1.0110110111101E+117" calcext:value-type="float">
            <text:p>1.0110110111101E+11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06299212598425" calcext:value-type="float">
            <text:p>0.606299212598425</text:p>
          </table:table-cell>
          <table:table-cell office:value-type="float" office:value="0.62992125984252" calcext:value-type="float">
            <text:p>0.62992125984252</text:p>
          </table:table-cell>
          <table:table-cell office:value-type="float" office:value="0.590551181102362" calcext:value-type="float">
            <text:p>0.590551181102362</text:p>
          </table:table-cell>
          <table:table-cell office:value-type="float" office:value="0.858267716535433" calcext:value-type="float">
            <text:p>0.858267716535433</text:p>
          </table:table-cell>
          <table:table-cell office:value-type="float" office:value="0.0551181102362206" calcext:value-type="float">
            <text:p>0.055118110236221</text:p>
          </table:table-cell>
          <table:table-cell office:value-type="float" office:value="-0.480314960629921" calcext:value-type="float">
            <text:p>-0.480314960629921</text:p>
          </table:table-cell>
          <table:table-cell office:value-type="float" office:value="1.10111011111111E+125" calcext:value-type="float">
            <text:p>1.10111011111111E+125</text:p>
          </table:table-cell>
          <table:table-cell office:value-type="float" office:value="1.0110110111101E+126" calcext:value-type="float">
            <text:p>1.0110110111101E+12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.610294117647059" calcext:value-type="float">
            <text:p>0.610294117647059</text:p>
          </table:table-cell>
          <table:table-cell office:value-type="float" office:value="0.573529411764706" calcext:value-type="float">
            <text:p>0.573529411764706</text:p>
          </table:table-cell>
          <table:table-cell office:value-type="float" office:value="0.867647058823529" calcext:value-type="float">
            <text:p>0.867647058823529</text:p>
          </table:table-cell>
          <table:table-cell office:value-type="float" office:value="0.0735294117647061" calcext:value-type="float">
            <text:p>0.073529411764706</text:p>
          </table:table-cell>
          <table:table-cell office:value-type="float" office:value="-0.514705882352941" calcext:value-type="float">
            <text:p>-0.514705882352941</text:p>
          </table:table-cell>
          <table:table-cell office:value-type="float" office:value="1.10111011111111E+134" calcext:value-type="float">
            <text:p>1.10111011111111E+134</text:p>
          </table:table-cell>
          <table:table-cell office:value-type="float" office:value="1.0110110111101E+135" calcext:value-type="float">
            <text:p>1.0110110111101E+13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.613793103448276" calcext:value-type="float">
            <text:p>0.613793103448276</text:p>
          </table:table-cell>
          <table:table-cell office:value-type="float" office:value="0.579310344827586" calcext:value-type="float">
            <text:p>0.579310344827586</text:p>
          </table:table-cell>
          <table:table-cell office:value-type="float" office:value="0.875862068965517" calcext:value-type="float">
            <text:p>0.875862068965517</text:p>
          </table:table-cell>
          <table:table-cell office:value-type="float" office:value="0.0689655172413792" calcext:value-type="float">
            <text:p>0.068965517241379</text:p>
          </table:table-cell>
          <table:table-cell office:value-type="float" office:value="-0.524137931034483" calcext:value-type="float">
            <text:p>-0.524137931034483</text:p>
          </table:table-cell>
          <table:table-cell office:value-type="float" office:value="1.10111011111111E+143" calcext:value-type="float">
            <text:p>1.10111011111111E+143</text:p>
          </table:table-cell>
          <table:table-cell office:value-type="float" office:value="1.0110110111101E+144" calcext:value-type="float">
            <text:p>1.0110110111101E+14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1038961038961" calcext:value-type="float">
            <text:p>0.61038961038961</text:p>
          </table:table-cell>
          <table:table-cell office:value-type="float" office:value="0.616883116883117" calcext:value-type="float">
            <text:p>0.616883116883117</text:p>
          </table:table-cell>
          <table:table-cell office:value-type="float" office:value="0.574675324675325" calcext:value-type="float">
            <text:p>0.574675324675325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0.077922077922078" calcext:value-type="float">
            <text:p>0.077922077922078</text:p>
          </table:table-cell>
          <table:table-cell office:value-type="float" office:value="-0.5" calcext:value-type="float">
            <text:p>-0.5</text:p>
          </table:table-cell>
          <table:table-cell office:value-type="float" office:value="1.10111011111111E+152" calcext:value-type="float">
            <text:p>1.10111011111111E+152</text:p>
          </table:table-cell>
          <table:table-cell office:value-type="float" office:value="1.0110110111101E+153" calcext:value-type="float">
            <text:p>1.0110110111101E+15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07361963190184" calcext:value-type="float">
            <text:p>0.607361963190184</text:p>
          </table:table-cell>
          <table:table-cell office:value-type="float" office:value="0.619631901840491" calcext:value-type="float">
            <text:p>0.619631901840491</text:p>
          </table:table-cell>
          <table:table-cell office:value-type="float" office:value="0.579754601226994" calcext:value-type="float">
            <text:p>0.579754601226994</text:p>
          </table:table-cell>
          <table:table-cell office:value-type="float" office:value="0.865030674846626" calcext:value-type="float">
            <text:p>0.865030674846626</text:p>
          </table:table-cell>
          <table:table-cell office:value-type="float" office:value="0.0674846625766872" calcext:value-type="float">
            <text:p>0.067484662576687</text:p>
          </table:table-cell>
          <table:table-cell office:value-type="float" office:value="-0.503067484662577" calcext:value-type="float">
            <text:p>-0.503067484662577</text:p>
          </table:table-cell>
          <table:table-cell office:value-type="float" office:value="1.10111011111111E+161" calcext:value-type="float">
            <text:p>1.10111011111111E+161</text:p>
          </table:table-cell>
          <table:table-cell office:value-type="float" office:value="1.0110110111101E+162" calcext:value-type="float">
            <text:p>1.0110110111101E+16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1046511627907" calcext:value-type="float">
            <text:p>0.61046511627907</text:p>
          </table:table-cell>
          <table:table-cell office:value-type="float" office:value="0.622093023255814" calcext:value-type="float">
            <text:p>0.622093023255814</text:p>
          </table:table-cell>
          <table:table-cell office:value-type="float" office:value="0.566860465116279" calcext:value-type="float">
            <text:p>0.566860465116279</text:p>
          </table:table-cell>
          <table:table-cell office:value-type="float" office:value="0.854651162790698" calcext:value-type="float">
            <text:p>0.854651162790698</text:p>
          </table:table-cell>
          <table:table-cell office:value-type="float" office:value="0.0988372093023255" calcext:value-type="float">
            <text:p>0.098837209302326</text:p>
          </table:table-cell>
          <table:table-cell office:value-type="float" office:value="-0.476744186046512" calcext:value-type="float">
            <text:p>-0.476744186046512</text:p>
          </table:table-cell>
          <table:table-cell office:value-type="float" office:value="1.10111011111111E+170" calcext:value-type="float">
            <text:p>1.10111011111111E+170</text:p>
          </table:table-cell>
          <table:table-cell office:value-type="float" office:value="1.0110110111101E+171" calcext:value-type="float">
            <text:p>1.0110110111101E+17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13259668508287" calcext:value-type="float">
            <text:p>0.613259668508287</text:p>
          </table:table-cell>
          <table:table-cell office:value-type="float" office:value="0.607734806629834" calcext:value-type="float">
            <text:p>0.607734806629834</text:p>
          </table:table-cell>
          <table:table-cell office:value-type="float" office:value="0.56353591160221" calcext:value-type="float">
            <text:p>0.56353591160221</text:p>
          </table:table-cell>
          <table:table-cell office:value-type="float" office:value="0.839779005524862" calcext:value-type="float">
            <text:p>0.839779005524862</text:p>
          </table:table-cell>
          <table:table-cell office:value-type="float" office:value="0.0939226519337015" calcext:value-type="float">
            <text:p>0.093922651933702</text:p>
          </table:table-cell>
          <table:table-cell office:value-type="float" office:value="-0.458563535911602" calcext:value-type="float">
            <text:p>-0.458563535911602</text:p>
          </table:table-cell>
          <table:table-cell office:value-type="float" office:value="1.10111011111111E+179" calcext:value-type="float">
            <text:p>1.10111011111111E+179</text:p>
          </table:table-cell>
          <table:table-cell office:value-type="float" office:value="1.0110110111101E+180" calcext:value-type="float">
            <text:p>1.0110110111101E+18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" calcext:value-type="float">
            <text:p>0.6</text:p>
          </table:table-cell>
          <table:table-cell office:value-type="float" office:value="0.610526315789474" calcext:value-type="float">
            <text:p>0.610526315789474</text:p>
          </table:table-cell>
          <table:table-cell office:value-type="float" office:value="0.560526315789474" calcext:value-type="float">
            <text:p>0.560526315789474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0894736842105264" calcext:value-type="float">
            <text:p>0.089473684210526</text:p>
          </table:table-cell>
          <table:table-cell office:value-type="float" office:value="-0.473684210526316" calcext:value-type="float">
            <text:p>-0.473684210526316</text:p>
          </table:table-cell>
          <table:table-cell office:value-type="float" office:value="1.10111011111111E+188" calcext:value-type="float">
            <text:p>1.10111011111111E+188</text:p>
          </table:table-cell>
          <table:table-cell office:value-type="float" office:value="1.0110110111101E+189" calcext:value-type="float">
            <text:p>1.0110110111101E+18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03015075376884" calcext:value-type="float">
            <text:p>0.603015075376884</text:p>
          </table:table-cell>
          <table:table-cell office:value-type="float" office:value="0.613065326633166" calcext:value-type="float">
            <text:p>0.613065326633166</text:p>
          </table:table-cell>
          <table:table-cell office:value-type="float" office:value="0.557788944723618" calcext:value-type="float">
            <text:p>0.557788944723618</text:p>
          </table:table-cell>
          <table:table-cell office:value-type="float" office:value="0.834170854271357" calcext:value-type="float">
            <text:p>0.834170854271357</text:p>
          </table:table-cell>
          <table:table-cell office:value-type="float" office:value="0.100502512562814" calcext:value-type="float">
            <text:p>0.100502512562814</text:p>
          </table:table-cell>
          <table:table-cell office:value-type="float" office:value="-0.452261306532663" calcext:value-type="float">
            <text:p>-0.452261306532663</text:p>
          </table:table-cell>
          <table:table-cell office:value-type="float" office:value="1.10111011111111E+197" calcext:value-type="float">
            <text:p>1.10111011111111E+197</text:p>
          </table:table-cell>
          <table:table-cell office:value-type="float" office:value="1.0110110111101E+198" calcext:value-type="float">
            <text:p>1.0110110111101E+19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05769230769231" calcext:value-type="float">
            <text:p>0.605769230769231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569711538461538" calcext:value-type="float">
            <text:p>0.569711538461538</text:p>
          </table:table-cell>
          <table:table-cell office:value-type="float" office:value="0.836538461538462" calcext:value-type="float">
            <text:p>0.836538461538462</text:p>
          </table:table-cell>
          <table:table-cell office:value-type="float" office:value="0.0817307692307694" calcext:value-type="float">
            <text:p>0.081730769230769</text:p>
          </table:table-cell>
          <table:table-cell office:value-type="float" office:value="-0.451923076923077" calcext:value-type="float">
            <text:p>-0.451923076923077</text:p>
          </table:table-cell>
          <table:table-cell office:value-type="float" office:value="1.10111011111111E+206" calcext:value-type="float">
            <text:p>1.10111011111111E+206</text:p>
          </table:table-cell>
          <table:table-cell office:value-type="float" office:value="1.0110110111101E+207" calcext:value-type="float">
            <text:p>1.0110110111101E+20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08294930875576" calcext:value-type="float">
            <text:p>0.608294930875576</text:p>
          </table:table-cell>
          <table:table-cell office:value-type="float" office:value="0.599078341013825" calcext:value-type="float">
            <text:p>0.599078341013825</text:p>
          </table:table-cell>
          <table:table-cell office:value-type="float" office:value="0.552995391705069" calcext:value-type="float">
            <text:p>0.552995391705069</text:p>
          </table:table-cell>
          <table:table-cell office:value-type="float" office:value="0.829493087557604" calcext:value-type="float">
            <text:p>0.829493087557604</text:p>
          </table:table-cell>
          <table:table-cell office:value-type="float" office:value="0.101382488479262" calcext:value-type="float">
            <text:p>0.101382488479262</text:p>
          </table:table-cell>
          <table:table-cell office:value-type="float" office:value="-0.451612903225807" calcext:value-type="float">
            <text:p>-0.451612903225807</text:p>
          </table:table-cell>
          <table:table-cell office:value-type="float" office:value="1.10111011111111E+215" calcext:value-type="float">
            <text:p>1.10111011111111E+215</text:p>
          </table:table-cell>
          <table:table-cell office:value-type="float" office:value="1.0110110111101E+216" calcext:value-type="float">
            <text:p>1.0110110111101E+2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97345132743363" calcext:value-type="float">
            <text:p>0.597345132743363</text:p>
          </table:table-cell>
          <table:table-cell office:value-type="float" office:value="0.601769911504425" calcext:value-type="float">
            <text:p>0.601769911504425</text:p>
          </table:table-cell>
          <table:table-cell office:value-type="float" office:value="0.550884955752212" calcext:value-type="float">
            <text:p>0.550884955752212</text:p>
          </table:table-cell>
          <table:table-cell office:value-type="float" office:value="0.836283185840708" calcext:value-type="float">
            <text:p>0.836283185840708</text:p>
          </table:table-cell>
          <table:table-cell office:value-type="float" office:value="0.0973451327433628" calcext:value-type="float">
            <text:p>0.097345132743363</text:p>
          </table:table-cell>
          <table:table-cell office:value-type="float" office:value="-0.473451327433628" calcext:value-type="float">
            <text:p>-0.473451327433628</text:p>
          </table:table-cell>
          <table:table-cell office:value-type="float" office:value="1.10111011111111E+224" calcext:value-type="float">
            <text:p>1.10111011111111E+224</text:p>
          </table:table-cell>
          <table:table-cell office:value-type="float" office:value="1.0110110111101E+225" calcext:value-type="float">
            <text:p>1.0110110111101E+2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" calcext:value-type="float">
            <text:p>0.6</text:p>
          </table:table-cell>
          <table:table-cell office:value-type="float" office:value="0.604255319148936" calcext:value-type="float">
            <text:p>0.604255319148936</text:p>
          </table:table-cell>
          <table:table-cell office:value-type="float" office:value="0.548936170212766" calcext:value-type="float">
            <text:p>0.548936170212766</text:p>
          </table:table-cell>
          <table:table-cell office:value-type="float" office:value="0.829787234042553" calcext:value-type="float">
            <text:p>0.829787234042553</text:p>
          </table:table-cell>
          <table:table-cell office:value-type="float" office:value="0.106382978723404" calcext:value-type="float">
            <text:p>0.106382978723404</text:p>
          </table:table-cell>
          <table:table-cell office:value-type="float" office:value="-0.45531914893617" calcext:value-type="float">
            <text:p>-0.45531914893617</text:p>
          </table:table-cell>
          <table:table-cell office:value-type="float" office:value="1.10111011111111E+233" calcext:value-type="float">
            <text:p>1.10111011111111E+233</text:p>
          </table:table-cell>
          <table:table-cell office:value-type="float" office:value="1.0110110111101E+234" calcext:value-type="float">
            <text:p>1.0110110111101E+23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02459016393443" calcext:value-type="float">
            <text:p>0.602459016393443</text:p>
          </table:table-cell>
          <table:table-cell office:value-type="float" office:value="0.594262295081967" calcext:value-type="float">
            <text:p>0.594262295081967</text:p>
          </table:table-cell>
          <table:table-cell office:value-type="float" office:value="0.547131147540984" calcext:value-type="float">
            <text:p>0.547131147540984</text:p>
          </table:table-cell>
          <table:table-cell office:value-type="float" office:value="0.831967213114754" calcext:value-type="float">
            <text:p>0.831967213114754</text:p>
          </table:table-cell>
          <table:table-cell office:value-type="float" office:value="0.102459016393443" calcext:value-type="float">
            <text:p>0.102459016393443</text:p>
          </table:table-cell>
          <table:table-cell office:value-type="float" office:value="-0.467213114754098" calcext:value-type="float">
            <text:p>-0.467213114754098</text:p>
          </table:table-cell>
          <table:table-cell office:value-type="float" office:value="1.10111011111111E+242" calcext:value-type="float">
            <text:p>1.10111011111111E+242</text:p>
          </table:table-cell>
          <table:table-cell office:value-type="float" office:value="1.0110110111101E+243" calcext:value-type="float">
            <text:p>1.0110110111101E+24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592885375494071" calcext:value-type="float">
            <text:p>0.592885375494071</text:p>
          </table:table-cell>
          <table:table-cell office:value-type="float" office:value="0.596837944664032" calcext:value-type="float">
            <text:p>0.596837944664032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8300395256917" calcext:value-type="float">
            <text:p>0.8300395256917</text:p>
          </table:table-cell>
          <table:table-cell office:value-type="float" office:value="0.098814229249012" calcext:value-type="float">
            <text:p>0.098814229249012</text:p>
          </table:table-cell>
          <table:table-cell office:value-type="float" office:value="-0.470355731225296" calcext:value-type="float">
            <text:p>-0.470355731225296</text:p>
          </table:table-cell>
          <table:table-cell office:value-type="float" office:value="1.10111011111111E+251" calcext:value-type="float">
            <text:p>1.10111011111111E+251</text:p>
          </table:table-cell>
          <table:table-cell office:value-type="float" office:value="1.0110110111101E+252" calcext:value-type="float">
            <text:p>1.0110110111101E+2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583969465648855" calcext:value-type="float">
            <text:p>0.583969465648855</text:p>
          </table:table-cell>
          <table:table-cell office:value-type="float" office:value="0.599236641221374" calcext:value-type="float">
            <text:p>0.599236641221374</text:p>
          </table:table-cell>
          <table:table-cell office:value-type="float" office:value="0.543893129770992" calcext:value-type="float">
            <text:p>0.543893129770992</text:p>
          </table:table-cell>
          <table:table-cell office:value-type="float" office:value="0.824427480916031" calcext:value-type="float">
            <text:p>0.824427480916031</text:p>
          </table:table-cell>
          <table:table-cell office:value-type="float" office:value="0.0954198473282444" calcext:value-type="float">
            <text:p>0.095419847328244</text:p>
          </table:table-cell>
          <table:table-cell office:value-type="float" office:value="-0.465648854961832" calcext:value-type="float">
            <text:p>-0.465648854961832</text:p>
          </table:table-cell>
          <table:table-cell office:value-type="float" office:value="1.10111011111111E+260" calcext:value-type="float">
            <text:p>1.10111011111111E+260</text:p>
          </table:table-cell>
          <table:table-cell office:value-type="float" office:value="1.0110110111101E+261" calcext:value-type="float">
            <text:p>1.0110110111101E+2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586715867158672" calcext:value-type="float">
            <text:p>0.586715867158672</text:p>
          </table:table-cell>
          <table:table-cell office:value-type="float" office:value="0.601476014760148" calcext:value-type="float">
            <text:p>0.601476014760148</text:p>
          </table:table-cell>
          <table:table-cell office:value-type="float" office:value="0.531365313653137" calcext:value-type="float">
            <text:p>0.531365313653137</text:p>
          </table:table-cell>
          <table:table-cell office:value-type="float" office:value="0.81549815498155" calcext:value-type="float">
            <text:p>0.81549815498155</text:p>
          </table:table-cell>
          <table:table-cell office:value-type="float" office:value="0.125461254612546" calcext:value-type="float">
            <text:p>0.125461254612546</text:p>
          </table:table-cell>
          <table:table-cell office:value-type="float" office:value="-0.442804428044281" calcext:value-type="float">
            <text:p>-0.442804428044281</text:p>
          </table:table-cell>
          <table:table-cell office:value-type="float" office:value="1.10111011111111E+269" calcext:value-type="float">
            <text:p>1.10111011111111E+269</text:p>
          </table:table-cell>
          <table:table-cell office:value-type="float" office:value="1.0110110111101E+270" calcext:value-type="float">
            <text:p>1.0110110111101E+27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89285714285714" calcext:value-type="float">
            <text:p>0.589285714285714</text:p>
          </table:table-cell>
          <table:table-cell office:value-type="float" office:value="0.592857142857143" calcext:value-type="float">
            <text:p>0.592857142857143</text:p>
          </table:table-cell>
          <table:table-cell office:value-type="float" office:value="0.541071428571429" calcext:value-type="float">
            <text:p>0.541071428571429</text:p>
          </table:table-cell>
          <table:table-cell office:value-type="float" office:value="0.810714285714286" calcext:value-type="float">
            <text:p>0.810714285714286</text:p>
          </table:table-cell>
          <table:table-cell office:value-type="float" office:value="0.1" calcext:value-type="float">
            <text:p>0.1</text:p>
          </table:table-cell>
          <table:table-cell office:value-type="float" office:value="-0.439285714285714" calcext:value-type="float">
            <text:p>-0.439285714285714</text:p>
          </table:table-cell>
          <table:table-cell office:value-type="float" office:value="1.10111011111111E+278" calcext:value-type="float">
            <text:p>1.10111011111111E+278</text:p>
          </table:table-cell>
          <table:table-cell office:value-type="float" office:value="1.0110110111101E+279" calcext:value-type="float">
            <text:p>1.0110110111101E+2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581314878892734" calcext:value-type="float">
            <text:p>0.581314878892734</text:p>
          </table:table-cell>
          <table:table-cell office:value-type="float" office:value="0.595155709342561" calcext:value-type="float">
            <text:p>0.595155709342561</text:p>
          </table:table-cell>
          <table:table-cell office:value-type="float" office:value="0.534602076124567" calcext:value-type="float">
            <text:p>0.534602076124567</text:p>
          </table:table-cell>
          <table:table-cell office:value-type="float" office:value="0.816608996539792" calcext:value-type="float">
            <text:p>0.816608996539792</text:p>
          </table:table-cell>
          <table:table-cell office:value-type="float" office:value="0.107266435986159" calcext:value-type="float">
            <text:p>0.107266435986159</text:p>
          </table:table-cell>
          <table:table-cell office:value-type="float" office:value="-0.456747404844291" calcext:value-type="float">
            <text:p>-0.456747404844291</text:p>
          </table:table-cell>
          <table:table-cell office:value-type="float" office:value="1.10111011111111E+287" calcext:value-type="float">
            <text:p>1.10111011111111E+287</text:p>
          </table:table-cell>
          <table:table-cell office:value-type="float" office:value="1.0110110111101E+288" calcext:value-type="float">
            <text:p>1.0110110111101E+28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583892617449664" calcext:value-type="float">
            <text:p>0.583892617449664</text:p>
          </table:table-cell>
          <table:table-cell office:value-type="float" office:value="0.587248322147651" calcext:value-type="float">
            <text:p>0.587248322147651</text:p>
          </table:table-cell>
          <table:table-cell office:value-type="float" office:value="0.540268456375839" calcext:value-type="float">
            <text:p>0.540268456375839</text:p>
          </table:table-cell>
          <table:table-cell office:value-type="float" office:value="0.818791946308725" calcext:value-type="float">
            <text:p>0.818791946308725</text:p>
          </table:table-cell>
          <table:table-cell office:value-type="float" office:value="0.0906040268456374" calcext:value-type="float">
            <text:p>0.090604026845637</text:p>
          </table:table-cell>
          <table:table-cell office:value-type="float" office:value="-0.466442953020134" calcext:value-type="float">
            <text:p>-0.466442953020134</text:p>
          </table:table-cell>
          <table:table-cell office:value-type="float" office:value="1.10111011111111E+296" calcext:value-type="float">
            <text:p>1.10111011111111E+296</text:p>
          </table:table-cell>
          <table:table-cell office:value-type="float" office:value="1.0110110111101E+297" calcext:value-type="float">
            <text:p>1.0110110111101E+2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576547231270358" calcext:value-type="float">
            <text:p>0.576547231270358</text:p>
          </table:table-cell>
          <table:table-cell office:value-type="float" office:value="0.58957654723127" calcext:value-type="float">
            <text:p>0.58957654723127</text:p>
          </table:table-cell>
          <table:table-cell office:value-type="float" office:value="0.539087947882736" calcext:value-type="float">
            <text:p>0.539087947882736</text:p>
          </table:table-cell>
          <table:table-cell office:value-type="float" office:value="0.814332247557003" calcext:value-type="float">
            <text:p>0.814332247557003</text:p>
          </table:table-cell>
          <table:table-cell office:value-type="float" office:value="0.0879478827361564" calcext:value-type="float">
            <text:p>0.087947882736156</text:p>
          </table:table-cell>
          <table:table-cell office:value-type="float" office:value="-0.462540716612378" calcext:value-type="float">
            <text:p>-0.462540716612378</text:p>
          </table:table-cell>
          <table:table-cell office:value-type="float" office:value="1.10111011111111E+305" calcext:value-type="float">
            <text:p>1.10111011111111E+305</text:p>
          </table:table-cell>
          <table:table-cell office:value-type="float" office:value="1.0110110111101E+306" calcext:value-type="float">
            <text:p>1.0110110111101E+30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579113924050633" calcext:value-type="float">
            <text:p>0.579113924050633</text:p>
          </table:table-cell>
          <table:table-cell office:value-type="float" office:value="0.582278481012658" calcext:value-type="float">
            <text:p>0.582278481012658</text:p>
          </table:table-cell>
          <table:table-cell office:value-type="float" office:value="0.536392405063291" calcext:value-type="float">
            <text:p>0.536392405063291</text:p>
          </table:table-cell>
          <table:table-cell office:value-type="float" office:value="0.810126582278481" calcext:value-type="float">
            <text:p>0.810126582278481</text:p>
          </table:table-cell>
          <table:table-cell office:value-type="float" office:value="0.0886075949367089" calcext:value-type="float">
            <text:p>0.088607594936709</text:p>
          </table:table-cell>
          <table:table-cell office:value-type="float" office:value="-0.458860759493671" calcext:value-type="float">
            <text:p>-0.458860759493671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572307692307692" calcext:value-type="float">
            <text:p>0.572307692307692</text:p>
          </table:table-cell>
          <table:table-cell office:value-type="float" office:value="0.575384615384615" calcext:value-type="float">
            <text:p>0.575384615384615</text:p>
          </table:table-cell>
          <table:table-cell office:value-type="float" office:value="0.533846153846154" calcext:value-type="float">
            <text:p>0.533846153846154</text:p>
          </table:table-cell>
          <table:table-cell office:value-type="float" office:value="0.815384615384615" calcext:value-type="float">
            <text:p>0.815384615384615</text:p>
          </table:table-cell>
          <table:table-cell office:value-type="float" office:value="0.0800000000000001" calcext:value-type="float">
            <text:p>0.08</text:p>
          </table:table-cell>
          <table:table-cell office:value-type="float" office:value="-0.483076923076923" calcext:value-type="float">
            <text:p>-0.48307692307692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565868263473054" calcext:value-type="float">
            <text:p>0.565868263473054</text:p>
          </table:table-cell>
          <table:table-cell office:value-type="float" office:value="0.577844311377245" calcext:value-type="float">
            <text:p>0.577844311377245</text:p>
          </table:table-cell>
          <table:table-cell office:value-type="float" office:value="0.526946107784431" calcext:value-type="float">
            <text:p>0.526946107784431</text:p>
          </table:table-cell>
          <table:table-cell office:value-type="float" office:value="0.811377245508982" calcext:value-type="float">
            <text:p>0.811377245508982</text:p>
          </table:table-cell>
          <table:table-cell office:value-type="float" office:value="0.0898203592814368" calcext:value-type="float">
            <text:p>0.089820359281437</text:p>
          </table:table-cell>
          <table:table-cell office:value-type="float" office:value="-0.479041916167665" calcext:value-type="float">
            <text:p>-0.47904191616766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568513119533528" calcext:value-type="float">
            <text:p>0.568513119533528</text:p>
          </table:table-cell>
          <table:table-cell office:value-type="float" office:value="0.580174927113703" calcext:value-type="float">
            <text:p>0.580174927113703</text:p>
          </table:table-cell>
          <table:table-cell office:value-type="float" office:value="0.520408163265306" calcext:value-type="float">
            <text:p>0.520408163265306</text:p>
          </table:table-cell>
          <table:table-cell office:value-type="float" office:value="0.819241982507289" calcext:value-type="float">
            <text:p>0.819241982507289</text:p>
          </table:table-cell>
          <table:table-cell office:value-type="float" office:value="0.107871720116618" calcext:value-type="float">
            <text:p>0.107871720116618</text:p>
          </table:table-cell>
          <table:table-cell office:value-type="float" office:value="-0.489795918367347" calcext:value-type="float">
            <text:p>-0.489795918367347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571022727272727" calcext:value-type="float">
            <text:p>0.571022727272727</text:p>
          </table:table-cell>
          <table:table-cell office:value-type="float" office:value="0.573863636363636" calcext:value-type="float">
            <text:p>0.573863636363636</text:p>
          </table:table-cell>
          <table:table-cell office:value-type="float" office:value="0.524147727272727" calcext:value-type="float">
            <text:p>0.524147727272727</text:p>
          </table:table-cell>
          <table:table-cell office:value-type="float" office:value="0.823863636363636" calcext:value-type="float">
            <text:p>0.823863636363636</text:p>
          </table:table-cell>
          <table:table-cell office:value-type="float" office:value="0.0965909090909092" calcext:value-type="float">
            <text:p>0.096590909090909</text:p>
          </table:table-cell>
          <table:table-cell office:value-type="float" office:value="-0.502840909090909" calcext:value-type="float">
            <text:p>-0.50284090909090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565096952908587" calcext:value-type="float">
            <text:p>0.565096952908587</text:p>
          </table:table-cell>
          <table:table-cell office:value-type="float" office:value="0.57617728531856" calcext:value-type="float">
            <text:p>0.57617728531856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81994459833795" calcext:value-type="float">
            <text:p>0.81994459833795</text:p>
          </table:table-cell>
          <table:table-cell office:value-type="float" office:value="0.0886426592797787" calcext:value-type="float">
            <text:p>0.088642659279779</text:p>
          </table:table-cell>
          <table:table-cell office:value-type="float" office:value="-0.498614958448753" calcext:value-type="float">
            <text:p>-0.49861495844875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559459459459459" calcext:value-type="float">
            <text:p>0.559459459459459</text:p>
          </table:table-cell>
          <table:table-cell office:value-type="float" office:value="0.57027027027027" calcext:value-type="float">
            <text:p>0.57027027027027</text:p>
          </table:table-cell>
          <table:table-cell office:value-type="float" office:value="0.517567567567568" calcext:value-type="float">
            <text:p>0.517567567567568</text:p>
          </table:table-cell>
          <table:table-cell office:value-type="float" office:value="0.816216216216216" calcext:value-type="float">
            <text:p>0.816216216216216</text:p>
          </table:table-cell>
          <table:table-cell office:value-type="float" office:value="0.0945945945945945" calcext:value-type="float">
            <text:p>0.094594594594595</text:p>
          </table:table-cell>
          <table:table-cell office:value-type="float" office:value="-0.502702702702703" calcext:value-type="float">
            <text:p>-0.50270270270270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562005277044855" calcext:value-type="float">
            <text:p>0.562005277044855</text:p>
          </table:table-cell>
          <table:table-cell office:value-type="float" office:value="0.572559366754617" calcext:value-type="float">
            <text:p>0.572559366754617</text:p>
          </table:table-cell>
          <table:table-cell office:value-type="float" office:value="0.523746701846966" calcext:value-type="float">
            <text:p>0.523746701846966</text:p>
          </table:table-cell>
          <table:table-cell office:value-type="float" office:value="0.812664907651715" calcext:value-type="float">
            <text:p>0.812664907651715</text:p>
          </table:table-cell>
          <table:table-cell office:value-type="float" office:value="0.0870712401055409" calcext:value-type="float">
            <text:p>0.087071240105541</text:p>
          </table:table-cell>
          <table:table-cell office:value-type="float" office:value="-0.490765171503958" calcext:value-type="float">
            <text:p>-0.490765171503958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64432989690722" calcext:value-type="float">
            <text:p>0.564432989690722</text:p>
          </table:table-cell>
          <table:table-cell office:value-type="float" office:value="0.56701030927835" calcext:value-type="float">
            <text:p>0.56701030927835</text:p>
          </table:table-cell>
          <table:table-cell office:value-type="float" office:value="0.521907216494845" calcext:value-type="float">
            <text:p>0.521907216494845</text:p>
          </table:table-cell>
          <table:table-cell office:value-type="float" office:value="0.811855670103093" calcext:value-type="float">
            <text:p>0.811855670103093</text:p>
          </table:table-cell>
          <table:table-cell office:value-type="float" office:value="0.0876288659793813" calcext:value-type="float">
            <text:p>0.087628865979381</text:p>
          </table:table-cell>
          <table:table-cell office:value-type="float" office:value="-0.492268041237113" calcext:value-type="float">
            <text:p>-0.49226804123711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55919395465995" calcext:value-type="float">
            <text:p>0.55919395465995</text:p>
          </table:table-cell>
          <table:table-cell office:value-type="float" office:value="0.569269521410579" calcext:value-type="float">
            <text:p>0.569269521410579</text:p>
          </table:table-cell>
          <table:table-cell office:value-type="float" office:value="0.512594458438287" calcext:value-type="float">
            <text:p>0.512594458438287</text:p>
          </table:table-cell>
          <table:table-cell office:value-type="float" office:value="0.816120906801008" calcext:value-type="float">
            <text:p>0.816120906801008</text:p>
          </table:table-cell>
          <table:table-cell office:value-type="float" office:value="0.103274559193955" calcext:value-type="float">
            <text:p>0.103274559193955</text:p>
          </table:table-cell>
          <table:table-cell office:value-type="float" office:value="-0.503778337531486" calcext:value-type="float">
            <text:p>-0.503778337531486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554187192118227" calcext:value-type="float">
            <text:p>0.554187192118227</text:p>
          </table:table-cell>
          <table:table-cell office:value-type="float" office:value="0.564039408866995" calcext:value-type="float">
            <text:p>0.564039408866995</text:p>
          </table:table-cell>
          <table:table-cell office:value-type="float" office:value="0.517241379310345" calcext:value-type="float">
            <text:p>0.517241379310345</text:p>
          </table:table-cell>
          <table:table-cell office:value-type="float" office:value="0.815270935960591" calcext:value-type="float">
            <text:p>0.815270935960591</text:p>
          </table:table-cell>
          <table:table-cell office:value-type="float" office:value="0.083743842364532" calcext:value-type="float">
            <text:p>0.083743842364532</text:p>
          </table:table-cell>
          <table:table-cell office:value-type="float" office:value="-0.51231527093596" calcext:value-type="float">
            <text:p>-0.51231527093596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556626506024096" calcext:value-type="float">
            <text:p>0.556626506024096</text:p>
          </table:table-cell>
          <table:table-cell office:value-type="float" office:value="0.566265060240964" calcext:value-type="float">
            <text:p>0.566265060240964</text:p>
          </table:table-cell>
          <table:table-cell office:value-type="float" office:value="0.51566265060241" calcext:value-type="float">
            <text:p>0.51566265060241</text:p>
          </table:table-cell>
          <table:table-cell office:value-type="float" office:value="0.812048192771084" calcext:value-type="float">
            <text:p>0.812048192771084</text:p>
          </table:table-cell>
          <table:table-cell office:value-type="float" office:value="0.0915662650602409" calcext:value-type="float">
            <text:p>0.091566265060241</text:p>
          </table:table-cell>
          <table:table-cell office:value-type="float" office:value="-0.501204819277108" calcext:value-type="float">
            <text:p>-0.501204819277108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55188679245283" calcext:value-type="float">
            <text:p>0.55188679245283</text:p>
          </table:table-cell>
          <table:table-cell office:value-type="float" office:value="0.561320754716981" calcext:value-type="float">
            <text:p>0.561320754716981</text:p>
          </table:table-cell>
          <table:table-cell office:value-type="float" office:value="0.522405660377358" calcext:value-type="float">
            <text:p>0.522405660377358</text:p>
          </table:table-cell>
          <table:table-cell office:value-type="float" office:value="0.811320754716981" calcext:value-type="float">
            <text:p>0.811320754716981</text:p>
          </table:table-cell>
          <table:table-cell office:value-type="float" office:value="0.0683962264150944" calcext:value-type="float">
            <text:p>0.068396226415094</text:p>
          </table:table-cell>
          <table:table-cell office:value-type="float" office:value="-0.509433962264151" calcext:value-type="float">
            <text:p>-0.509433962264151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554272517321016" calcext:value-type="float">
            <text:p>0.554272517321016</text:p>
          </table:table-cell>
          <table:table-cell office:value-type="float" office:value="0.556581986143187" calcext:value-type="float">
            <text:p>0.556581986143187</text:p>
          </table:table-cell>
          <table:table-cell office:value-type="float" office:value="0.521939953810624" calcext:value-type="float">
            <text:p>0.521939953810624</text:p>
          </table:table-cell>
          <table:table-cell office:value-type="float" office:value="0.808314087759815" calcext:value-type="float">
            <text:p>0.808314087759815</text:p>
          </table:table-cell>
          <table:table-cell office:value-type="float" office:value="0.0669745958429562" calcext:value-type="float">
            <text:p>0.066974595842956</text:p>
          </table:table-cell>
          <table:table-cell office:value-type="float" office:value="-0.505773672055427" calcext:value-type="float">
            <text:p>-0.505773672055427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549773755656109" calcext:value-type="float">
            <text:p>0.549773755656109</text:p>
          </table:table-cell>
          <table:table-cell office:value-type="float" office:value="0.558823529411765" calcext:value-type="float">
            <text:p>0.558823529411765</text:p>
          </table:table-cell>
          <table:table-cell office:value-type="float" office:value="0.518099547511312" calcext:value-type="float">
            <text:p>0.518099547511312</text:p>
          </table:table-cell>
          <table:table-cell office:value-type="float" office:value="0.805429864253394" calcext:value-type="float">
            <text:p>0.805429864253394</text:p>
          </table:table-cell>
          <table:table-cell office:value-type="float" office:value="0.0723981900452488" calcext:value-type="float">
            <text:p>0.072398190045249</text:p>
          </table:table-cell>
          <table:table-cell office:value-type="float" office:value="-0.502262443438914" calcext:value-type="float">
            <text:p>-0.502262443438914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552106430155211" calcext:value-type="float">
            <text:p>0.552106430155211</text:p>
          </table:table-cell>
          <table:table-cell office:value-type="float" office:value="0.554323725055432" calcext:value-type="float">
            <text:p>0.554323725055432</text:p>
          </table:table-cell>
          <table:table-cell office:value-type="float" office:value="0.522172949002217" calcext:value-type="float">
            <text:p>0.522172949002217</text:p>
          </table:table-cell>
          <table:table-cell office:value-type="float" office:value="0.80709534368071" calcext:value-type="float">
            <text:p>0.80709534368071</text:p>
          </table:table-cell>
          <table:table-cell office:value-type="float" office:value="0.0620842572062084" calcext:value-type="float">
            <text:p>0.062084257206208</text:p>
          </table:table-cell>
          <table:table-cell office:value-type="float" office:value="-0.507760532150776" calcext:value-type="float">
            <text:p>-0.507760532150776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547826086956522" calcext:value-type="float">
            <text:p>0.547826086956522</text:p>
          </table:table-cell>
          <table:table-cell office:value-type="float" office:value="0.556521739130435" calcext:value-type="float">
            <text:p>0.556521739130435</text:p>
          </table:table-cell>
          <table:table-cell office:value-type="float" office:value="0.516304347826087" calcext:value-type="float">
            <text:p>0.516304347826087</text:p>
          </table:table-cell>
          <table:table-cell office:value-type="float" office:value="0.806521739130435" calcext:value-type="float">
            <text:p>0.806521739130435</text:p>
          </table:table-cell>
          <table:table-cell office:value-type="float" office:value="0.0717391304347825" calcext:value-type="float">
            <text:p>0.071739130434783</text:p>
          </table:table-cell>
          <table:table-cell office:value-type="float" office:value="-0.508695652173913" calcext:value-type="float">
            <text:p>-0.50869565217391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543710021321962" calcext:value-type="float">
            <text:p>0.543710021321962</text:p>
          </table:table-cell>
          <table:table-cell office:value-type="float" office:value="0.552238805970149" calcext:value-type="float">
            <text:p>0.552238805970149</text:p>
          </table:table-cell>
          <table:table-cell office:value-type="float" office:value="0.525586353944563" calcext:value-type="float">
            <text:p>0.525586353944563</text:p>
          </table:table-cell>
          <table:table-cell office:value-type="float" office:value="0.803837953091684" calcext:value-type="float">
            <text:p>0.803837953091684</text:p>
          </table:table-cell>
          <table:table-cell office:value-type="float" office:value="0.0447761194029852" calcext:value-type="float">
            <text:p>0.044776119402985</text:p>
          </table:table-cell>
          <table:table-cell office:value-type="float" office:value="-0.511727078891258" calcext:value-type="float">
            <text:p>-0.511727078891258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54602510460251" calcext:value-type="float">
            <text:p>0.54602510460251</text:p>
          </table:table-cell>
          <table:table-cell office:value-type="float" office:value="0.548117154811716" calcext:value-type="float">
            <text:p>0.548117154811716</text:p>
          </table:table-cell>
          <table:table-cell office:value-type="float" office:value="0.51673640167364" calcext:value-type="float">
            <text:p>0.51673640167364</text:p>
          </table:table-cell>
          <table:table-cell office:value-type="float" office:value="0.803347280334728" calcext:value-type="float">
            <text:p>0.803347280334728</text:p>
          </table:table-cell>
          <table:table-cell office:value-type="float" office:value="0.0606694560669454" calcext:value-type="float">
            <text:p>0.060669456066946</text:p>
          </table:table-cell>
          <table:table-cell office:value-type="float" office:value="-0.51255230125523" calcext:value-type="float">
            <text:p>-0.5125523012552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542094455852156" calcext:value-type="float">
            <text:p>0.542094455852156</text:p>
          </table:table-cell>
          <table:table-cell office:value-type="float" office:value="0.550308008213552" calcext:value-type="float">
            <text:p>0.550308008213552</text:p>
          </table:table-cell>
          <table:table-cell office:value-type="float" office:value="0.52258726899384" calcext:value-type="float">
            <text:p>0.52258726899384</text:p>
          </table:table-cell>
          <table:table-cell office:value-type="float" office:value="0.802874743326489" calcext:value-type="float">
            <text:p>0.802874743326489</text:p>
          </table:table-cell>
          <table:table-cell office:value-type="float" office:value="0.0472279260780288" calcext:value-type="float">
            <text:p>0.047227926078029</text:p>
          </table:table-cell>
          <table:table-cell office:value-type="float" office:value="-0.513347022587269" calcext:value-type="float">
            <text:p>-0.51334702258726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544354838709677" calcext:value-type="float">
            <text:p>0.544354838709677</text:p>
          </table:table-cell>
          <table:table-cell office:value-type="float" office:value="0.546370967741936" calcext:value-type="float">
            <text:p>0.546370967741936</text:p>
          </table:table-cell>
          <table:table-cell office:value-type="float" office:value="0.517137096774194" calcext:value-type="float">
            <text:p>0.517137096774194</text:p>
          </table:table-cell>
          <table:table-cell office:value-type="float" office:value="0.80241935483871" calcext:value-type="float">
            <text:p>0.80241935483871</text:p>
          </table:table-cell>
          <table:table-cell office:value-type="float" office:value="0.056451612903226" calcext:value-type="float">
            <text:p>0.056451612903226</text:p>
          </table:table-cell>
          <table:table-cell office:value-type="float" office:value="-0.514112903225806" calcext:value-type="float">
            <text:p>-0.514112903225806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540594059405941" calcext:value-type="float">
            <text:p>0.540594059405941</text:p>
          </table:table-cell>
          <table:table-cell office:value-type="float" office:value="0.548514851485149" calcext:value-type="float">
            <text:p>0.548514851485149</text:p>
          </table:table-cell>
          <table:table-cell office:value-type="float" office:value="0.517821782178218" calcext:value-type="float">
            <text:p>0.517821782178218</text:p>
          </table:table-cell>
          <table:table-cell office:value-type="float" office:value="0.803960396039604" calcext:value-type="float">
            <text:p>0.803960396039604</text:p>
          </table:table-cell>
          <table:table-cell office:value-type="float" office:value="0.0534653465346535" calcext:value-type="float">
            <text:p>0.053465346534654</text:p>
          </table:table-cell>
          <table:table-cell office:value-type="float" office:value="-0.518811881188119" calcext:value-type="float">
            <text:p>-0.51881188118811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542801556420233" calcext:value-type="float">
            <text:p>0.542801556420233</text:p>
          </table:table-cell>
          <table:table-cell office:value-type="float" office:value="0.544747081712062" calcext:value-type="float">
            <text:p>0.544747081712062</text:p>
          </table:table-cell>
          <table:table-cell office:value-type="float" office:value="0.509727626459144" calcext:value-type="float">
            <text:p>0.509727626459144</text:p>
          </table:table-cell>
          <table:table-cell office:value-type="float" office:value="0.801556420233463" calcext:value-type="float">
            <text:p>0.801556420233463</text:p>
          </table:table-cell>
          <table:table-cell office:value-type="float" office:value="0.0680933852140078" calcext:value-type="float">
            <text:p>0.068093385214008</text:p>
          </table:table-cell>
          <table:table-cell office:value-type="float" office:value="-0.515564202334631" calcext:value-type="float">
            <text:p>-0.515564202334631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539196940726577" calcext:value-type="float">
            <text:p>0.539196940726577</text:p>
          </table:table-cell>
          <table:table-cell office:value-type="float" office:value="0.546845124282983" calcext:value-type="float">
            <text:p>0.546845124282983</text:p>
          </table:table-cell>
          <table:table-cell office:value-type="float" office:value="0.515296367112811" calcext:value-type="float">
            <text:p>0.515296367112811</text:p>
          </table:table-cell>
          <table:table-cell office:value-type="float" office:value="0.79923518164436" calcext:value-type="float">
            <text:p>0.79923518164436</text:p>
          </table:table-cell>
          <table:table-cell office:value-type="float" office:value="0.055449330783939" calcext:value-type="float">
            <text:p>0.055449330783939</text:p>
          </table:table-cell>
          <table:table-cell office:value-type="float" office:value="-0.512428298279159" calcext:value-type="float">
            <text:p>-0.51242829827915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535714285714286" calcext:value-type="float">
            <text:p>0.535714285714286</text:p>
          </table:table-cell>
          <table:table-cell office:value-type="float" office:value="0.543233082706767" calcext:value-type="float">
            <text:p>0.543233082706767</text:p>
          </table:table-cell>
          <table:table-cell office:value-type="float" office:value="0.515037593984962" calcext:value-type="float">
            <text:p>0.515037593984962</text:p>
          </table:table-cell>
          <table:table-cell office:value-type="float" office:value="0.800751879699248" calcext:value-type="float">
            <text:p>0.800751879699248</text:p>
          </table:table-cell>
          <table:table-cell office:value-type="float" office:value="0.0488721804511279" calcext:value-type="float">
            <text:p>0.048872180451128</text:p>
          </table:table-cell>
          <table:table-cell office:value-type="float" office:value="-0.522556390977444" calcext:value-type="float">
            <text:p>-0.522556390977444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37892791127542" calcext:value-type="float">
            <text:p>0.537892791127542</text:p>
          </table:table-cell>
          <table:table-cell office:value-type="float" office:value="0.539741219963031" calcext:value-type="float">
            <text:p>0.539741219963031</text:p>
          </table:table-cell>
          <table:table-cell office:value-type="float" office:value="0.509242144177449" calcext:value-type="float">
            <text:p>0.509242144177449</text:p>
          </table:table-cell>
          <table:table-cell office:value-type="float" office:value="0.798521256931608" calcext:value-type="float">
            <text:p>0.798521256931608</text:p>
          </table:table-cell>
          <table:table-cell office:value-type="float" office:value="0.0591497227356748" calcext:value-type="float">
            <text:p>0.059149722735675</text:p>
          </table:table-cell>
          <table:table-cell office:value-type="float" office:value="-0.519408502772643" calcext:value-type="float">
            <text:p>-0.51940850277264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534545454545454" calcext:value-type="float">
            <text:p>0.534545454545454</text:p>
          </table:table-cell>
          <table:table-cell office:value-type="float" office:value="0.543636363636364" calcext:value-type="float">
            <text:p>0.543636363636364</text:p>
          </table:table-cell>
          <table:table-cell office:value-type="float" office:value="0.516363636363636" calcext:value-type="float">
            <text:p>0.516363636363636</text:p>
          </table:table-cell>
          <table:table-cell office:value-type="float" office:value="0.803636363636364" calcext:value-type="float">
            <text:p>0.803636363636364</text:p>
          </table:table-cell>
          <table:table-cell office:value-type="float" office:value="0.0454545454545454" calcext:value-type="float">
            <text:p>0.045454545454546</text:p>
          </table:table-cell>
          <table:table-cell office:value-type="float" office:value="-0.529090909090909" calcext:value-type="float">
            <text:p>-0.52909090909090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36672629695886" calcext:value-type="float">
            <text:p>0.536672629695886</text:p>
          </table:table-cell>
          <table:table-cell office:value-type="float" office:value="0.540250447227191" calcext:value-type="float">
            <text:p>0.540250447227191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0.801431127012522" calcext:value-type="float">
            <text:p>0.801431127012522</text:p>
          </table:table-cell>
          <table:table-cell office:value-type="float" office:value="0.0536672629695885" calcext:value-type="float">
            <text:p>0.053667262969589</text:p>
          </table:table-cell>
          <table:table-cell office:value-type="float" office:value="-0.525939177101968" calcext:value-type="float">
            <text:p>-0.525939177101968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533450704225352" calcext:value-type="float">
            <text:p>0.533450704225352</text:p>
          </table:table-cell>
          <table:table-cell office:value-type="float" office:value="0.542253521126761" calcext:value-type="float">
            <text:p>0.542253521126761</text:p>
          </table:table-cell>
          <table:table-cell office:value-type="float" office:value="0.512323943661972" calcext:value-type="float">
            <text:p>0.512323943661972</text:p>
          </table:table-cell>
          <table:table-cell office:value-type="float" office:value="0.801056338028169" calcext:value-type="float">
            <text:p>0.801056338028169</text:p>
          </table:table-cell>
          <table:table-cell office:value-type="float" office:value="0.051056338028169" calcext:value-type="float">
            <text:p>0.051056338028169</text:p>
          </table:table-cell>
          <table:table-cell office:value-type="float" office:value="-0.526408450704225" calcext:value-type="float">
            <text:p>-0.52640845070422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535528596187175" calcext:value-type="float">
            <text:p>0.535528596187175</text:p>
          </table:table-cell>
          <table:table-cell office:value-type="float" office:value="0.538994800693241" calcext:value-type="float">
            <text:p>0.538994800693241</text:p>
          </table:table-cell>
          <table:table-cell office:value-type="float" office:value="0.506932409012132" calcext:value-type="float">
            <text:p>0.506932409012132</text:p>
          </table:table-cell>
          <table:table-cell office:value-type="float" office:value="0.79896013864818" calcext:value-type="float">
            <text:p>0.79896013864818</text:p>
          </table:table-cell>
          <table:table-cell office:value-type="float" office:value="0.0606585788561525" calcext:value-type="float">
            <text:p>0.060658578856153</text:p>
          </table:table-cell>
          <table:table-cell office:value-type="float" office:value="-0.523396880415945" calcext:value-type="float">
            <text:p>-0.52339688041594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532423208191126" calcext:value-type="float">
            <text:p>0.532423208191126</text:p>
          </table:table-cell>
          <table:table-cell office:value-type="float" office:value="0.535836177474403" calcext:value-type="float">
            <text:p>0.535836177474403</text:p>
          </table:table-cell>
          <table:table-cell office:value-type="float" office:value="0.50938566552901" calcext:value-type="float">
            <text:p>0.50938566552901</text:p>
          </table:table-cell>
          <table:table-cell office:value-type="float" office:value="0.796928327645051" calcext:value-type="float">
            <text:p>0.796928327645051</text:p>
          </table:table-cell>
          <table:table-cell office:value-type="float" office:value="0.0494880546075087" calcext:value-type="float">
            <text:p>0.049488054607509</text:p>
          </table:table-cell>
          <table:table-cell office:value-type="float" office:value="-0.525597269624573" calcext:value-type="float">
            <text:p>-0.52559726962457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536134453781513" calcext:value-type="float">
            <text:p>0.536134453781513</text:p>
          </table:table-cell>
          <table:table-cell office:value-type="float" office:value="0.53781512605042" calcext:value-type="float">
            <text:p>0.53781512605042</text:p>
          </table:table-cell>
          <table:table-cell office:value-type="float" office:value="0.516806722689076" calcext:value-type="float">
            <text:p>0.516806722689076</text:p>
          </table:table-cell>
          <table:table-cell office:value-type="float" office:value="0.798319327731092" calcext:value-type="float">
            <text:p>0.798319327731092</text:p>
          </table:table-cell>
          <table:table-cell office:value-type="float" office:value="0.0403361344537814" calcext:value-type="float">
            <text:p>0.040336134453781</text:p>
          </table:table-cell>
          <table:table-cell office:value-type="float" office:value="-0.522689075630252" calcext:value-type="float">
            <text:p>-0.522689075630252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533112582781457" calcext:value-type="float">
            <text:p>0.533112582781457</text:p>
          </table:table-cell>
          <table:table-cell office:value-type="float" office:value="0.53476821192053" calcext:value-type="float">
            <text:p>0.53476821192053</text:p>
          </table:table-cell>
          <table:table-cell office:value-type="float" office:value="0.508278145695364" calcext:value-type="float">
            <text:p>0.508278145695364</text:p>
          </table:table-cell>
          <table:table-cell office:value-type="float" office:value="0.79635761589404" calcext:value-type="float">
            <text:p>0.79635761589404</text:p>
          </table:table-cell>
          <table:table-cell office:value-type="float" office:value="0.0513245033112582" calcext:value-type="float">
            <text:p>0.051324503311258</text:p>
          </table:table-cell>
          <table:table-cell office:value-type="float" office:value="-0.524834437086093" calcext:value-type="float">
            <text:p>-0.52483443708609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530179445350734" calcext:value-type="float">
            <text:p>0.530179445350734</text:p>
          </table:table-cell>
          <table:table-cell office:value-type="float" office:value="0.536704730831974" calcext:value-type="float">
            <text:p>0.536704730831974</text:p>
          </table:table-cell>
          <table:table-cell office:value-type="float" office:value="0.507340946166395" calcext:value-type="float">
            <text:p>0.507340946166395</text:p>
          </table:table-cell>
          <table:table-cell office:value-type="float" office:value="0.794453507340946" calcext:value-type="float">
            <text:p>0.794453507340946</text:p>
          </table:table-cell>
          <table:table-cell office:value-type="float" office:value="0.0522022838499183" calcext:value-type="float">
            <text:p>0.052202283849918</text:p>
          </table:table-cell>
          <table:table-cell office:value-type="float" office:value="-0.522022838499185" calcext:value-type="float">
            <text:p>-0.52202283849918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532154340836013" calcext:value-type="float">
            <text:p>0.532154340836013</text:p>
          </table:table-cell>
          <table:table-cell office:value-type="float" office:value="0.535369774919614" calcext:value-type="float">
            <text:p>0.535369774919614</text:p>
          </table:table-cell>
          <table:table-cell office:value-type="float" office:value="0.518488745980707" calcext:value-type="float">
            <text:p>0.518488745980707</text:p>
          </table:table-cell>
          <table:table-cell office:value-type="float" office:value="0.795819935691318" calcext:value-type="float">
            <text:p>0.795819935691318</text:p>
          </table:table-cell>
          <table:table-cell office:value-type="float" office:value="0.0305466237942122" calcext:value-type="float">
            <text:p>0.030546623794212</text:p>
          </table:table-cell>
          <table:table-cell office:value-type="float" office:value="-0.52411575562701" calcext:value-type="float">
            <text:p>-0.52411575562701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529318541996831" calcext:value-type="float">
            <text:p>0.529318541996831</text:p>
          </table:table-cell>
          <table:table-cell office:value-type="float" office:value="0.532488114104596" calcext:value-type="float">
            <text:p>0.532488114104596</text:p>
          </table:table-cell>
          <table:table-cell office:value-type="float" office:value="0.508716323296355" calcext:value-type="float">
            <text:p>0.508716323296355</text:p>
          </table:table-cell>
          <table:table-cell office:value-type="float" office:value="0.793977812995246" calcext:value-type="float">
            <text:p>0.793977812995246</text:p>
          </table:table-cell>
          <table:table-cell office:value-type="float" office:value="0.0443740095087164" calcext:value-type="float">
            <text:p>0.044374009508716</text:p>
          </table:table-cell>
          <table:table-cell office:value-type="float" office:value="-0.526148969889065" calcext:value-type="float">
            <text:p>-0.52614896988906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265625" calcext:value-type="float">
            <text:p>0.5265625</text:p>
          </table:table-cell>
          <table:table-cell office:value-type="float" office:value="0.5359375" calcext:value-type="float">
            <text:p>0.5359375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8" calcext:value-type="float">
            <text:p>0.8</text:p>
          </table:table-cell>
          <table:table-cell office:value-type="float" office:value="0.0375000000000001" calcext:value-type="float">
            <text:p>0.0375</text:p>
          </table:table-cell>
          <table:table-cell office:value-type="float" office:value="-0.5375" calcext:value-type="float">
            <text:p>-0.537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530046224961479" calcext:value-type="float">
            <text:p>0.530046224961479</text:p>
          </table:table-cell>
          <table:table-cell office:value-type="float" office:value="0.533127889060092" calcext:value-type="float">
            <text:p>0.533127889060092</text:p>
          </table:table-cell>
          <table:table-cell office:value-type="float" office:value="0.513097072419106" calcext:value-type="float">
            <text:p>0.513097072419106</text:p>
          </table:table-cell>
          <table:table-cell office:value-type="float" office:value="0.799691833590139" calcext:value-type="float">
            <text:p>0.799691833590139</text:p>
          </table:table-cell>
          <table:table-cell office:value-type="float" office:value="0.0369799691833592" calcext:value-type="float">
            <text:p>0.036979969183359</text:p>
          </table:table-cell>
          <table:table-cell office:value-type="float" office:value="-0.536209553158705" calcext:value-type="float">
            <text:p>-0.53620955315870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527355623100304" calcext:value-type="float">
            <text:p>0.527355623100304</text:p>
          </table:table-cell>
          <table:table-cell office:value-type="float" office:value="0.531914893617021" calcext:value-type="float">
            <text:p>0.531914893617021</text:p>
          </table:table-cell>
          <table:table-cell office:value-type="float" office:value="0.515957446808511" calcext:value-type="float">
            <text:p>0.515957446808511</text:p>
          </table:table-cell>
          <table:table-cell office:value-type="float" office:value="0.799392097264438" calcext:value-type="float">
            <text:p>0.799392097264438</text:p>
          </table:table-cell>
          <table:table-cell office:value-type="float" office:value="0.0273556231003038" calcext:value-type="float">
            <text:p>0.027355623100304</text:p>
          </table:table-cell>
          <table:table-cell office:value-type="float" office:value="-0.53951367781155" calcext:value-type="float">
            <text:p>-0.5395136778115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524737631184408" calcext:value-type="float">
            <text:p>0.524737631184408</text:p>
          </table:table-cell>
          <table:table-cell office:value-type="float" office:value="0.530734632683658" calcext:value-type="float">
            <text:p>0.530734632683658</text:p>
          </table:table-cell>
          <table:table-cell office:value-type="float" office:value="0.510494752623688" calcext:value-type="float">
            <text:p>0.510494752623688</text:p>
          </table:table-cell>
          <table:table-cell office:value-type="float" office:value="0.7976011994003" calcext:value-type="float">
            <text:p>0.7976011994003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-0.539730134932534" calcext:value-type="float">
            <text:p>-0.539730134932534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52810650887574" calcext:value-type="float">
            <text:p>0.52810650887574</text:p>
          </table:table-cell>
          <table:table-cell office:value-type="float" office:value="0.532544378698225" calcext:value-type="float">
            <text:p>0.532544378698225</text:p>
          </table:table-cell>
          <table:table-cell office:value-type="float" office:value="0.517751479289941" calcext:value-type="float">
            <text:p>0.517751479289941</text:p>
          </table:table-cell>
          <table:table-cell office:value-type="float" office:value="0.797337278106509" calcext:value-type="float">
            <text:p>0.797337278106509</text:p>
          </table:table-cell>
          <table:table-cell office:value-type="float" office:value="0.0251479289940828" calcext:value-type="float">
            <text:p>0.025147928994083</text:p>
          </table:table-cell>
          <table:table-cell office:value-type="float" office:value="-0.534023668639053" calcext:value-type="float">
            <text:p>-0.53402366863905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525547445255474" calcext:value-type="float">
            <text:p>0.525547445255474</text:p>
          </table:table-cell>
          <table:table-cell office:value-type="float" office:value="0.52992700729927" calcext:value-type="float">
            <text:p>0.52992700729927</text:p>
          </table:table-cell>
          <table:table-cell office:value-type="float" office:value="0.509489051094891" calcext:value-type="float">
            <text:p>0.509489051094891</text:p>
          </table:table-cell>
          <table:table-cell office:value-type="float" office:value="0.797080291970803" calcext:value-type="float">
            <text:p>0.797080291970803</text:p>
          </table:table-cell>
          <table:table-cell office:value-type="float" office:value="0.0364963503649636" calcext:value-type="float">
            <text:p>0.036496350364964</text:p>
          </table:table-cell>
          <table:table-cell office:value-type="float" office:value="-0.538686131386861" calcext:value-type="float">
            <text:p>-0.538686131386861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523054755043228" calcext:value-type="float">
            <text:p>0.523054755043228</text:p>
          </table:table-cell>
          <table:table-cell office:value-type="float" office:value="0.53314121037464" calcext:value-type="float">
            <text:p>0.53314121037464</text:p>
          </table:table-cell>
          <table:table-cell office:value-type="float" office:value="0.512968299711816" calcext:value-type="float">
            <text:p>0.512968299711816</text:p>
          </table:table-cell>
          <table:table-cell office:value-type="float" office:value="0.801152737752161" calcext:value-type="float">
            <text:p>0.801152737752161</text:p>
          </table:table-cell>
          <table:table-cell office:value-type="float" office:value="0.0302593659942363" calcext:value-type="float">
            <text:p>0.030259365994236</text:p>
          </table:table-cell>
          <table:table-cell office:value-type="float" office:value="-0.546109510086455" calcext:value-type="float">
            <text:p>-0.54610951008645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532005689900427" calcext:value-type="float">
            <text:p>0.532005689900427</text:p>
          </table:table-cell>
          <table:table-cell office:value-type="float" office:value="0.513513513513513" calcext:value-type="float">
            <text:p>0.513513513513513</text:p>
          </table:table-cell>
          <table:table-cell office:value-type="float" office:value="0.802275960170697" calcext:value-type="float">
            <text:p>0.802275960170697</text:p>
          </table:table-cell>
          <table:table-cell office:value-type="float" office:value="0.0312944523470839" calcext:value-type="float">
            <text:p>0.031294452347084</text:p>
          </table:table-cell>
          <table:table-cell office:value-type="float" office:value="-0.546230440967283" calcext:value-type="float">
            <text:p>-0.54623044096728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523876404494382" calcext:value-type="float">
            <text:p>0.523876404494382</text:p>
          </table:table-cell>
          <table:table-cell office:value-type="float" office:value="0.529494382022472" calcext:value-type="float">
            <text:p>0.529494382022472</text:p>
          </table:table-cell>
          <table:table-cell office:value-type="float" office:value="0.507022471910112" calcext:value-type="float">
            <text:p>0.507022471910112</text:p>
          </table:table-cell>
          <table:table-cell office:value-type="float" office:value="0.800561797752809" calcext:value-type="float">
            <text:p>0.800561797752809</text:p>
          </table:table-cell>
          <table:table-cell office:value-type="float" office:value="0.0393258426966292" calcext:value-type="float">
            <text:p>0.039325842696629</text:p>
          </table:table-cell>
          <table:table-cell office:value-type="float" office:value="-0.547752808988764" calcext:value-type="float">
            <text:p>-0.547752808988764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521497919556172" calcext:value-type="float">
            <text:p>0.521497919556172</text:p>
          </table:table-cell>
          <table:table-cell office:value-type="float" office:value="0.529819694868239" calcext:value-type="float">
            <text:p>0.529819694868239</text:p>
          </table:table-cell>
          <table:table-cell office:value-type="float" office:value="0.5124826629681" calcext:value-type="float">
            <text:p>0.5124826629681</text:p>
          </table:table-cell>
          <table:table-cell office:value-type="float" office:value="0.801664355062413" calcext:value-type="float">
            <text:p>0.801664355062413</text:p>
          </table:table-cell>
          <table:table-cell office:value-type="float" office:value="0.0263522884882108" calcext:value-type="float">
            <text:p>0.026352288488211</text:p>
          </table:table-cell>
          <table:table-cell office:value-type="float" office:value="-0.552011095700416" calcext:value-type="float">
            <text:p>-0.552011095700416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519178082191781" calcext:value-type="float">
            <text:p>0.519178082191781</text:p>
          </table:table-cell>
          <table:table-cell office:value-type="float" office:value="0.527397260273973" calcext:value-type="float">
            <text:p>0.527397260273973</text:p>
          </table:table-cell>
          <table:table-cell office:value-type="float" office:value="0.51027397260274" calcext:value-type="float">
            <text:p>0.51027397260274</text:p>
          </table:table-cell>
          <table:table-cell office:value-type="float" office:value="0.801369863013699" calcext:value-type="float">
            <text:p>0.801369863013699</text:p>
          </table:table-cell>
          <table:table-cell office:value-type="float" office:value="0.0260273972602738" calcext:value-type="float">
            <text:p>0.026027397260274</text:p>
          </table:table-cell>
          <table:table-cell office:value-type="float" office:value="-0.556164383561644" calcext:value-type="float">
            <text:p>-0.556164383561644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518267929634641" calcext:value-type="float">
            <text:p>0.518267929634641</text:p>
          </table:table-cell>
          <table:table-cell office:value-type="float" office:value="0.525033829499323" calcext:value-type="float">
            <text:p>0.525033829499323</text:p>
          </table:table-cell>
          <table:table-cell office:value-type="float" office:value="0.506765899864682" calcext:value-type="float">
            <text:p>0.506765899864682</text:p>
          </table:table-cell>
          <table:table-cell office:value-type="float" office:value="0.803788903924222" calcext:value-type="float">
            <text:p>0.803788903924222</text:p>
          </table:table-cell>
          <table:table-cell office:value-type="float" office:value="0.0297699594046008" calcext:value-type="float">
            <text:p>0.029769959404601</text:p>
          </table:table-cell>
          <table:table-cell office:value-type="float" office:value="-0.564276048714479" calcext:value-type="float">
            <text:p>-0.56427604871447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521390374331551" calcext:value-type="float">
            <text:p>0.521390374331551</text:p>
          </table:table-cell>
          <table:table-cell office:value-type="float" office:value="0.52807486631016" calcext:value-type="float">
            <text:p>0.52807486631016</text:p>
          </table:table-cell>
          <table:table-cell office:value-type="float" office:value="0.511363636363636" calcext:value-type="float">
            <text:p>0.511363636363636</text:p>
          </table:table-cell>
          <table:table-cell office:value-type="float" office:value="0.799465240641711" calcext:value-type="float">
            <text:p>0.799465240641711</text:p>
          </table:table-cell>
          <table:table-cell office:value-type="float" office:value="0.0267379679144384" calcext:value-type="float">
            <text:p>0.026737967914438</text:p>
          </table:table-cell>
          <table:table-cell office:value-type="float" office:value="-0.549465240641711" calcext:value-type="float">
            <text:p>-0.549465240641711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519154557463672" calcext:value-type="float">
            <text:p>0.519154557463672</text:p>
          </table:table-cell>
          <table:table-cell office:value-type="float" office:value="0.525759577278732" calcext:value-type="float">
            <text:p>0.525759577278732</text:p>
          </table:table-cell>
          <table:table-cell office:value-type="float" office:value="0.507926023778071" calcext:value-type="float">
            <text:p>0.507926023778071</text:p>
          </table:table-cell>
          <table:table-cell office:value-type="float" office:value="0.800528401585205" calcext:value-type="float">
            <text:p>0.800528401585205</text:p>
          </table:table-cell>
          <table:table-cell office:value-type="float" office:value="0.0290620871862615" calcext:value-type="float">
            <text:p>0.029062087186262</text:p>
          </table:table-cell>
          <table:table-cell office:value-type="float" office:value="-0.556142668428005" calcext:value-type="float">
            <text:p>-0.55614266842800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52088772845953" calcext:value-type="float">
            <text:p>0.52088772845953</text:p>
          </table:table-cell>
          <table:table-cell office:value-type="float" office:value="0.523498694516971" calcext:value-type="float">
            <text:p>0.523498694516971</text:p>
          </table:table-cell>
          <table:table-cell office:value-type="float" office:value="0.508485639686684" calcext:value-type="float">
            <text:p>0.508485639686684</text:p>
          </table:table-cell>
          <table:table-cell office:value-type="float" office:value="0.802872062663185" calcext:value-type="float">
            <text:p>0.802872062663185</text:p>
          </table:table-cell>
          <table:table-cell office:value-type="float" office:value="0.0274151436031331" calcext:value-type="float">
            <text:p>0.027415143603133</text:p>
          </table:table-cell>
          <table:table-cell office:value-type="float" office:value="-0.56135770234987" calcext:value-type="float">
            <text:p>-0.56135770234987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518709677419355" calcext:value-type="float">
            <text:p>0.518709677419355</text:p>
          </table:table-cell>
          <table:table-cell office:value-type="float" office:value="0.52258064516129" calcext:value-type="float">
            <text:p>0.52258064516129</text:p>
          </table:table-cell>
          <table:table-cell office:value-type="float" office:value="0.509677419354839" calcext:value-type="float">
            <text:p>0.509677419354839</text:p>
          </table:table-cell>
          <table:table-cell office:value-type="float" office:value="0.79741935483871" calcext:value-type="float">
            <text:p>0.79741935483871</text:p>
          </table:table-cell>
          <table:table-cell office:value-type="float" office:value="0.0219354838709678" calcext:value-type="float">
            <text:p>0.021935483870968</text:p>
          </table:table-cell>
          <table:table-cell office:value-type="float" office:value="-0.553548387096774" calcext:value-type="float">
            <text:p>-0.553548387096774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517857142857143" calcext:value-type="float">
            <text:p>0.517857142857143</text:p>
          </table:table-cell>
          <table:table-cell office:value-type="float" office:value="0.525510204081633" calcext:value-type="float">
            <text:p>0.525510204081633</text:p>
          </table:table-cell>
          <table:table-cell office:value-type="float" office:value="0.512755102040816" calcext:value-type="float">
            <text:p>0.512755102040816</text:p>
          </table:table-cell>
          <table:table-cell office:value-type="float" office:value="0.798469387755102" calcext:value-type="float">
            <text:p>0.798469387755102</text:p>
          </table:table-cell>
          <table:table-cell office:value-type="float" office:value="0.0178571428571428" calcext:value-type="float">
            <text:p>0.017857142857143</text:p>
          </table:table-cell>
          <table:table-cell office:value-type="float" office:value="-0.553571428571429" calcext:value-type="float">
            <text:p>-0.55357142857142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520807061790668" calcext:value-type="float">
            <text:p>0.520807061790668</text:p>
          </table:table-cell>
          <table:table-cell office:value-type="float" office:value="0.524590163934426" calcext:value-type="float">
            <text:p>0.524590163934426</text:p>
          </table:table-cell>
          <table:table-cell office:value-type="float" office:value="0.512610340479193" calcext:value-type="float">
            <text:p>0.512610340479193</text:p>
          </table:table-cell>
          <table:table-cell office:value-type="float" office:value="0.80327868852459" calcext:value-type="float">
            <text:p>0.80327868852459</text:p>
          </table:table-cell>
          <table:table-cell office:value-type="float" office:value="0.0201765447667086" calcext:value-type="float">
            <text:p>0.020176544766709</text:p>
          </table:table-cell>
          <table:table-cell office:value-type="float" office:value="-0.561160151324086" calcext:value-type="float">
            <text:p>-0.561160151324086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519950124688279" calcext:value-type="float">
            <text:p>0.519950124688279</text:p>
          </table:table-cell>
          <table:table-cell office:value-type="float" office:value="0.522443890274314" calcext:value-type="float">
            <text:p>0.522443890274314</text:p>
          </table:table-cell>
          <table:table-cell office:value-type="float" office:value="0.510598503740648" calcext:value-type="float">
            <text:p>0.510598503740648</text:p>
          </table:table-cell>
          <table:table-cell office:value-type="float" office:value="0.804239401496259" calcext:value-type="float">
            <text:p>0.804239401496259</text:p>
          </table:table-cell>
          <table:table-cell office:value-type="float" office:value="0.0211970074812968" calcext:value-type="float">
            <text:p>0.021197007481297</text:p>
          </table:table-cell>
          <table:table-cell office:value-type="float" office:value="-0.566084788029925" calcext:value-type="float">
            <text:p>-0.56608478802992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519112207151665" calcext:value-type="float">
            <text:p>0.519112207151665</text:p>
          </table:table-cell>
          <table:table-cell office:value-type="float" office:value="0.525277435265105" calcext:value-type="float">
            <text:p>0.525277435265105</text:p>
          </table:table-cell>
          <table:table-cell office:value-type="float" office:value="0.511713933415536" calcext:value-type="float">
            <text:p>0.511713933415536</text:p>
          </table:table-cell>
          <table:table-cell office:value-type="float" office:value="0.802712700369914" calcext:value-type="float">
            <text:p>0.802712700369914</text:p>
          </table:table-cell>
          <table:table-cell office:value-type="float" office:value="0.0209617755856966" calcext:value-type="float">
            <text:p>0.020961775585697</text:p>
          </table:table-cell>
          <table:table-cell office:value-type="float" office:value="-0.561035758323058" calcext:value-type="float">
            <text:p>-0.561035758323058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517073170731707" calcext:value-type="float">
            <text:p>0.517073170731707</text:p>
          </table:table-cell>
          <table:table-cell office:value-type="float" office:value="0.523170731707317" calcext:value-type="float">
            <text:p>0.523170731707317</text:p>
          </table:table-cell>
          <table:table-cell office:value-type="float" office:value="0.510365853658537" calcext:value-type="float">
            <text:p>0.510365853658537</text:p>
          </table:table-cell>
          <table:table-cell office:value-type="float" office:value="0.801219512195122" calcext:value-type="float">
            <text:p>0.801219512195122</text:p>
          </table:table-cell>
          <table:table-cell office:value-type="float" office:value="0.0195121951219512" calcext:value-type="float">
            <text:p>0.019512195121951</text:p>
          </table:table-cell>
          <table:table-cell office:value-type="float" office:value="-0.56219512195122" calcext:value-type="float">
            <text:p>-0.56219512195122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518697225572979" calcext:value-type="float">
            <text:p>0.518697225572979</text:p>
          </table:table-cell>
          <table:table-cell office:value-type="float" office:value="0.524728588661037" calcext:value-type="float">
            <text:p>0.524728588661037</text:p>
          </table:table-cell>
          <table:table-cell office:value-type="float" office:value="0.506634499396864" calcext:value-type="float">
            <text:p>0.506634499396864</text:p>
          </table:table-cell>
          <table:table-cell office:value-type="float" office:value="0.800965018094089" calcext:value-type="float">
            <text:p>0.800965018094089</text:p>
          </table:table-cell>
          <table:table-cell office:value-type="float" office:value="0.0301568154402896" calcext:value-type="float">
            <text:p>0.03015681544029</text:p>
          </table:table-cell>
          <table:table-cell office:value-type="float" office:value="-0.558504221954162" calcext:value-type="float">
            <text:p>-0.558504221954162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516706443914081" calcext:value-type="float">
            <text:p>0.516706443914081</text:p>
          </table:table-cell>
          <table:table-cell office:value-type="float" office:value="0.523866348448687" calcext:value-type="float">
            <text:p>0.523866348448687</text:p>
          </table:table-cell>
          <table:table-cell office:value-type="float" office:value="0.510143198090692" calcext:value-type="float">
            <text:p>0.510143198090692</text:p>
          </table:table-cell>
          <table:table-cell office:value-type="float" office:value="0.800715990453461" calcext:value-type="float">
            <text:p>0.800715990453461</text:p>
          </table:table-cell>
          <table:table-cell office:value-type="float" office:value="0.0202863961813844" calcext:value-type="float">
            <text:p>0.020286396181384</text:p>
          </table:table-cell>
          <table:table-cell office:value-type="float" office:value="-0.560859188544153" calcext:value-type="float">
            <text:p>-0.560859188544153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0000101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01001011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514757969303424" calcext:value-type="float">
            <text:p>0.514757969303424</text:p>
          </table:table-cell>
          <table:table-cell office:value-type="float" office:value="0.523022432113341" calcext:value-type="float">
            <text:p>0.523022432113341</text:p>
          </table:table-cell>
          <table:table-cell office:value-type="float" office:value="0.508854781582054" calcext:value-type="float">
            <text:p>0.508854781582054</text:p>
          </table:table-cell>
          <table:table-cell office:value-type="float" office:value="0.80047225501771" calcext:value-type="float">
            <text:p>0.80047225501771</text:p>
          </table:table-cell>
          <table:table-cell office:value-type="float" office:value="0.0200708382526564" calcext:value-type="float">
            <text:p>0.020070838252657</text:p>
          </table:table-cell>
          <table:table-cell office:value-type="float" office:value="-0.563164108618654" calcext:value-type="float">
            <text:p>-0.563164108618654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00001010111001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01001011110010110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514018691588785" calcext:value-type="float">
            <text:p>0.514018691588785</text:p>
          </table:table-cell>
          <table:table-cell office:value-type="float" office:value="0.522196261682243" calcext:value-type="float">
            <text:p>0.522196261682243</text:p>
          </table:table-cell>
          <table:table-cell office:value-type="float" office:value="0.508177570093458" calcext:value-type="float">
            <text:p>0.508177570093458</text:p>
          </table:table-cell>
          <table:table-cell office:value-type="float" office:value="0.800233644859813" calcext:value-type="float">
            <text:p>0.800233644859813</text:p>
          </table:table-cell>
          <table:table-cell office:value-type="float" office:value="0.0198598130841121" calcext:value-type="float">
            <text:p>0.019859813084112</text:p>
          </table:table-cell>
          <table:table-cell office:value-type="float" office:value="-0.564252336448598" calcext:value-type="float">
            <text:p>-0.564252336448598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00001010111001100100000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0100101111001011001101100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515606936416185" calcext:value-type="float">
            <text:p>0.515606936416185</text:p>
          </table:table-cell>
          <table:table-cell office:value-type="float" office:value="0.52485549132948" calcext:value-type="float">
            <text:p>0.52485549132948</text:p>
          </table:table-cell>
          <table:table-cell office:value-type="float" office:value="0.505202312138728" calcext:value-type="float">
            <text:p>0.505202312138728</text:p>
          </table:table-cell>
          <table:table-cell office:value-type="float" office:value="0.801156069364162" calcext:value-type="float">
            <text:p>0.801156069364162</text:p>
          </table:table-cell>
          <table:table-cell office:value-type="float" office:value="0.030057803468208" calcext:value-type="float">
            <text:p>0.030057803468208</text:p>
          </table:table-cell>
          <table:table-cell office:value-type="float" office:value="-0.561849710982659" calcext:value-type="float">
            <text:p>-0.56184971098265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00001010111001100100000100111101110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01001011110010110011011000000110001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513729977116705" calcext:value-type="float">
            <text:p>0.513729977116705</text:p>
          </table:table-cell>
          <table:table-cell office:value-type="float" office:value="0.522883295194508" calcext:value-type="float">
            <text:p>0.522883295194508</text:p>
          </table:table-cell>
          <table:table-cell office:value-type="float" office:value="0.504576659038902" calcext:value-type="float">
            <text:p>0.504576659038902</text:p>
          </table:table-cell>
          <table:table-cell office:value-type="float" office:value="0.803203661327231" calcext:value-type="float">
            <text:p>0.803203661327231</text:p>
          </table:table-cell>
          <table:table-cell office:value-type="float" office:value="0.0274599542334095" calcext:value-type="float">
            <text:p>0.02745995423341</text:p>
          </table:table-cell>
          <table:table-cell office:value-type="float" office:value="-0.56979405034325" calcext:value-type="float">
            <text:p>-0.56979405034325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000010101110011001000001001111011100000011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01001011110010110011011000000110001101111000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511891279728199" calcext:value-type="float">
            <text:p>0.511891279728199</text:p>
          </table:table-cell>
          <table:table-cell office:value-type="float" office:value="0.520951302378256" calcext:value-type="float">
            <text:p>0.520951302378256</text:p>
          </table:table-cell>
          <table:table-cell office:value-type="float" office:value="0.504530011325028" calcext:value-type="float">
            <text:p>0.504530011325028</text:p>
          </table:table-cell>
          <table:table-cell office:value-type="float" office:value="0.799546998867497" calcext:value-type="float">
            <text:p>0.799546998867497</text:p>
          </table:table-cell>
          <table:table-cell office:value-type="float" office:value="0.0237825594563987" calcext:value-type="float">
            <text:p>0.023782559456399</text:p>
          </table:table-cell>
          <table:table-cell office:value-type="float" office:value="-0.566251415628539" calcext:value-type="float">
            <text:p>-0.566251415628539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00001010111001100100000100111101110000001111100111100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0100101111001011001101100000011000110111100000100001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511210762331839" calcext:value-type="float">
            <text:p>0.511210762331839</text:p>
          </table:table-cell>
          <table:table-cell office:value-type="float" office:value="0.520179372197309" calcext:value-type="float">
            <text:p>0.520179372197309</text:p>
          </table:table-cell>
          <table:table-cell office:value-type="float" office:value="0.503363228699552" calcext:value-type="float">
            <text:p>0.503363228699552</text:p>
          </table:table-cell>
          <table:table-cell office:value-type="float" office:value="0.79932735426009" calcext:value-type="float">
            <text:p>0.79932735426009</text:p>
          </table:table-cell>
          <table:table-cell office:value-type="float" office:value="0.0246636771300448" calcext:value-type="float">
            <text:p>0.024663677130045</text:p>
          </table:table-cell>
          <table:table-cell office:value-type="float" office:value="-0.567264573991032" calcext:value-type="float">
            <text:p>-0.567264573991032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000010101110011001000001001111011100000011111001111001110001111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01001011110010110011011000000110001101111000001000010010111110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512763596004439" calcext:value-type="float">
            <text:p>0.512763596004439</text:p>
          </table:table-cell>
          <table:table-cell office:value-type="float" office:value="0.522752497225305" calcext:value-type="float">
            <text:p>0.522752497225305</text:p>
          </table:table-cell>
          <table:table-cell office:value-type="float" office:value="0.506104328523862" calcext:value-type="float">
            <text:p>0.506104328523862</text:p>
          </table:table-cell>
          <table:table-cell office:value-type="float" office:value="0.799112097669256" calcext:value-type="float">
            <text:p>0.799112097669256</text:p>
          </table:table-cell>
          <table:table-cell office:value-type="float" office:value="0.02330743618202" calcext:value-type="float">
            <text:p>0.02330743618202</text:p>
          </table:table-cell>
          <table:table-cell office:value-type="float" office:value="-0.562708102108768" calcext:value-type="float">
            <text:p>-0.562708102108768</text:p>
          </table:table-cell>
          <table:table-cell office:value-type="string" calcext:value-type="string">
            <text:p>0110111011111111000000011110111111100011111000100110111101111010000111001010101101001111110011010110011111011001000011110100111110010111101000000100111111101000010101000111101111101001000101011111001011010001101100110011000000101010110111110100111011111010111110000101011010001011011100101011011100000001000011110110010000111110011110011000000010010001000001100110000101001010100100111001111001100100010101110111100000111000100001011100010011001101001110011110100100010101001101100111100001011010100111000010101000101110100001001010011100100100100100011011111011010001111001111100111001101010000000011011110001001011111110100110101100110010001111011000011001011111001011000010011000111010010001001001100011001100100010010001101111010110111110001001101010011101000001100000000110010101001000010010100101000111111001001101100010000000010101110011001000001001111011100000011111001111001110001111111010010</text:p>
          </table:table-cell>
          <table:table-cell office:value-type="string" calcext:value-type="string">
            <text:p>1011011011110101001000100100111001010000000011100011001001011011011011100000001110011100110101111100111100000000101010011100001111010000100111010011111001011011000110011111011011111010110011000001010010000101010001110110111110101011100011111000100100010100000111000000011110101101010000101011110000100000100001011001010110101001100011100101011001111111010110000100001100011110101001001101101011011101101100010010000010111111010001010110100011000011100001010101100100101110000011100110111110100000011100000011111010110010001011111000100111010001111111111111110011111100100000110100110100010111101110001011001011011111111110001001110100100000000110001011010010001010001001011110111010100010100101101011101100110011000100111101001011000110100100001101111100101101111010011110101011000100111001101001011010110110010011011010101111010010010111100101100110110000001100011011110000010000100101111100011011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5T21:34:22.434396799</dc:date>
    <meta:editing-duration>PT3M40S</meta:editing-duration>
    <meta:editing-cycles>1</meta:editing-cycles>
    <meta:generator>LibreOffice/6.4.7.2$Linux_X86_64 LibreOffice_project/40$Build-2</meta:generator>
    <meta:document-statistic meta:table-count="1" meta:cell-count="90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261cm" svg:height="18.713cm" xlink:href=".." xlink:type="simple" chart:class="chart:line" chart:style-name="ch1">
        <chart:legend chart:legend-position="end" svg:x="26.81cm" svg:y="7.812cm" style:legend-expansion="high" chart:style-name="ch2"/>
        <chart:plot-area chart:style-name="ch3" table:cell-range-address="Retry_new_zip.B1:Retry_new_zip.G101" chart:data-source-has-labels="row" svg:x="0.665cm" svg:y="0.374cm" svg:width="25.48cm" svg:height="17.965cm">
          <chartooo:coordinate-region svg:x="1.498cm" svg:y="0.573cm" svg:width="24.506cm" svg:height="17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try_new_zip.B2:Retry_new_zip.B101" chart:label-cell-address="Retry_new_zip.B1:Retry_new_zip.B1" chart:class="chart:line">
            <chart:data-point chart:repeated="100"/>
          </chart:series>
          <chart:series chart:style-name="ch7" chart:values-cell-range-address="Retry_new_zip.C2:Retry_new_zip.C101" chart:label-cell-address="Retry_new_zip.C1:Retry_new_zip.C1" chart:class="chart:line">
            <chart:data-point chart:repeated="100"/>
          </chart:series>
          <chart:series chart:style-name="ch8" chart:values-cell-range-address="Retry_new_zip.D2:Retry_new_zip.D101" chart:label-cell-address="Retry_new_zip.D1:Retry_new_zip.D1" chart:class="chart:line">
            <chart:data-point chart:repeated="100"/>
          </chart:series>
          <chart:series chart:style-name="ch9" chart:values-cell-range-address="Retry_new_zip.E2:Retry_new_zip.E101" chart:label-cell-address="Retry_new_zip.E1:Retry_new_zip.E1" chart:class="chart:line">
            <chart:data-point chart:repeated="100"/>
          </chart:series>
          <chart:series chart:style-name="ch10" chart:values-cell-range-address="Retry_new_zip.F2:Retry_new_zip.F101" chart:label-cell-address="Retry_new_zip.F1:Retry_new_zip.F1" chart:class="chart:line">
            <chart:data-point chart:repeated="100"/>
          </chart:series>
          <chart:series chart:style-name="ch11" chart:values-cell-range-address="Retry_new_zip.G2:Retry_new_zip.G101" chart:label-cell-address="Retry_new_zip.G1:Retry_new_zip.G1" chart:class="chart:line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Retry_new_zip.B1:Retry_new_zip.B1</svg:desc>
                </draw:g>
              </table:table-cell>
              <table:table-cell office:value-type="string">
                <text:p> compression ratio of s2</text:p>
                <draw:g>
                  <svg:desc>Retry_new_zip.C1:Retry_new_zip.C1</svg:desc>
                </draw:g>
              </table:table-cell>
              <table:table-cell office:value-type="string">
                <text:p> joint compression</text:p>
                <draw:g>
                  <svg:desc>Retry_new_zip.D1:Retry_new_zip.D1</svg:desc>
                </draw:g>
              </table:table-cell>
              <table:table-cell office:value-type="string">
                <text:p> joint compression zipped</text:p>
                <draw:g>
                  <svg:desc>Retry_new_zip.E1:Retry_new_zip.E1</svg:desc>
                </draw:g>
              </table:table-cell>
              <table:table-cell office:value-type="string">
                <text:p>Mutual compression ratio</text:p>
                <draw:g>
                  <svg:desc>Retry_new_zip.F1:Retry_new_zip.F1</svg:desc>
                </draw:g>
              </table:table-cell>
              <table:table-cell office:value-type="string">
                <text:p> Mutual compression ratio Zipped</text:p>
                <draw:g>
                  <svg:desc>Retry_new_zip.G1:Retry_new_zi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Retry_new_zip.B2:Retry_new_zip.B101</svg:desc>
                </draw:g>
              </table:table-cell>
              <table:table-cell office:value-type="float" office:value="0.8">
                <text:p>0.8</text:p>
                <draw:g>
                  <svg:desc>Retry_new_zip.C2:Retry_new_zip.C101</svg:desc>
                </draw:g>
              </table:table-cell>
              <table:table-cell office:value-type="float" office:value="0.7">
                <text:p>0.7</text:p>
                <draw:g>
                  <svg:desc>Retry_new_zip.D2:Retry_new_zip.D101</svg:desc>
                </draw:g>
              </table:table-cell>
              <table:table-cell office:value-type="float" office:value="0.8">
                <text:p>0.8</text:p>
                <draw:g>
                  <svg:desc>Retry_new_zip.E2:Retry_new_zip.E101</svg:desc>
                </draw:g>
              </table:table-cell>
              <table:table-cell office:value-type="float" office:value="0.2">
                <text:p>0.2</text:p>
                <draw:g>
                  <svg:desc>Retry_new_zip.F2:Retry_new_zip.F101</svg:desc>
                </draw:g>
              </table:table-cell>
              <table:table-cell office:value-type="float" office:value="0">
                <text:p>0</text:p>
                <draw:g>
                  <svg:desc>Retry_new_zip.G2:Retry_new_zip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736842105263158">
                <text:p>0.736842105263158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-0.210526315789474">
                <text:p>-0.210526315789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660714285714286">
                <text:p>0.66071428571428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-0.285714285714286">
                <text:p>-0.2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0.635135135135135">
                <text:p>0.635135135135135</text:p>
              </table:table-cell>
              <table:table-cell office:value-type="float" office:value="0.810810810810811">
                <text:p>0.810810810810811</text:p>
              </table:table-cell>
              <table:table-cell office:value-type="float" office:value="0.0270270270270272">
                <text:p>0.0270270270270272</text:p>
              </table:table-cell>
              <table:table-cell office:value-type="float" office:value="-0.324324324324324">
                <text:p>-0.324324324324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0434782608696">
                <text:p>0.630434782608696</text:p>
              </table:table-cell>
              <table:table-cell office:value-type="float" office:value="0.695652173913043">
                <text:p>0.695652173913043</text:p>
              </table:table-cell>
              <table:table-cell office:value-type="float" office:value="0.619565217391304">
                <text:p>0.619565217391304</text:p>
              </table:table-cell>
              <table:table-cell office:value-type="float" office:value="0.847826086956522">
                <text:p>0.847826086956522</text:p>
              </table:table-cell>
              <table:table-cell office:value-type="float" office:value="0.0869565217391306">
                <text:p>0.0869565217391306</text:p>
              </table:table-cell>
              <table:table-cell office:value-type="float" office:value="-0.369565217391304">
                <text:p>-0.369565217391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8181818181818">
                <text:p>0.618181818181818</text:p>
              </table:table-cell>
              <table:table-cell office:value-type="float" office:value="0.672727272727273">
                <text:p>0.672727272727273</text:p>
              </table:table-cell>
              <table:table-cell office:value-type="float" office:value="0.618181818181818">
                <text:p>0.618181818181818</text:p>
              </table:table-cell>
              <table:table-cell office:value-type="float" office:value="0.872727272727273">
                <text:p>0.872727272727273</text:p>
              </table:table-cell>
              <table:table-cell office:value-type="float" office:value="0.0545454545454547">
                <text:p>0.0545454545454547</text:p>
              </table:table-cell>
              <table:table-cell office:value-type="float" office:value="-0.454545454545454">
                <text:p>-0.454545454545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9375">
                <text:p>0.609375</text:p>
              </table:table-cell>
              <table:table-cell office:value-type="float" office:value="0.640625">
                <text:p>0.640625</text:p>
              </table:table-cell>
              <table:table-cell office:value-type="float" office:value="0.625">
                <text:p>0.6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2739726027397">
                <text:p>0.602739726027397</text:p>
              </table:table-cell>
              <table:table-cell office:value-type="float" office:value="0.63013698630137">
                <text:p>0.63013698630137</text:p>
              </table:table-cell>
              <table:table-cell office:value-type="float" office:value="0.623287671232877">
                <text:p>0.623287671232877</text:p>
              </table:table-cell>
              <table:table-cell office:value-type="float" office:value="0.876712328767123">
                <text:p>0.876712328767123</text:p>
              </table:table-cell>
              <table:table-cell office:value-type="float" office:value="-0.0136986301369864">
                <text:p>-0.0136986301369864</text:p>
              </table:table-cell>
              <table:table-cell office:value-type="float" office:value="-0.520547945205479">
                <text:p>-0.520547945205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7560975609756">
                <text:p>0.597560975609756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0.609756097560976">
                <text:p>0.609756097560976</text:p>
              </table:table-cell>
              <table:table-cell office:value-type="float" office:value="0.878048780487805">
                <text:p>0.878048780487805</text:p>
              </table:table-cell>
              <table:table-cell office:value-type="float" office:value="0.0121951219512195">
                <text:p>0.0121951219512195</text:p>
              </table:table-cell>
              <table:table-cell office:value-type="float" office:value="-0.524390243902439">
                <text:p>-0.524390243902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4395604395604">
                <text:p>0.604395604395604</text:p>
              </table:table-cell>
              <table:table-cell office:value-type="float" office:value="0.637362637362637">
                <text:p>0.637362637362637</text:p>
              </table:table-cell>
              <table:table-cell office:value-type="float" office:value="0.587912087912088">
                <text:p>0.587912087912088</text:p>
              </table:table-cell>
              <table:table-cell office:value-type="float" office:value="0.879120879120879">
                <text:p>0.879120879120879</text:p>
              </table:table-cell>
              <table:table-cell office:value-type="float" office:value="0.0659340659340659">
                <text:p>0.0659340659340659</text:p>
              </table:table-cell>
              <table:table-cell office:value-type="float" office:value="-0.516483516483516">
                <text:p>-0.5164835164835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">
                <text:p>0.61</text:p>
              </table:table-cell>
              <table:table-cell office:value-type="float" office:value="0.63">
                <text:p>0.63</text:p>
              </table:table-cell>
              <table:table-cell office:value-type="float" office:value="0.595">
                <text:p>0.595</text:p>
              </table:table-cell>
              <table:table-cell office:value-type="float" office:value="0.86">
                <text:p>0.86</text:p>
              </table:table-cell>
              <table:table-cell office:value-type="float" office:value="0.0500000000000001">
                <text:p>0.0500000000000001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14678899082569">
                <text:p>0.614678899082569</text:p>
              </table:table-cell>
              <table:table-cell office:value-type="float" office:value="0.63302752293578">
                <text:p>0.63302752293578</text:p>
              </table:table-cell>
              <table:table-cell office:value-type="float" office:value="0.587155963302752">
                <text:p>0.587155963302752</text:p>
              </table:table-cell>
              <table:table-cell office:value-type="float" office:value="0.871559633027523">
                <text:p>0.871559633027523</text:p>
              </table:table-cell>
              <table:table-cell office:value-type="float" office:value="0.073394495412844">
                <text:p>0.073394495412844</text:p>
              </table:table-cell>
              <table:table-cell office:value-type="float" office:value="-0.495412844036697">
                <text:p>-0.495412844036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0169491525424">
                <text:p>0.610169491525424</text:p>
              </table:table-cell>
              <table:table-cell office:value-type="float" office:value="0.627118644067797">
                <text:p>0.627118644067797</text:p>
              </table:table-cell>
              <table:table-cell office:value-type="float" office:value="0.601694915254237">
                <text:p>0.601694915254237</text:p>
              </table:table-cell>
              <table:table-cell office:value-type="float" office:value="0.872881355932203">
                <text:p>0.872881355932203</text:p>
              </table:table-cell>
              <table:table-cell office:value-type="float" office:value="0.0338983050847459">
                <text:p>0.0338983050847459</text:p>
              </table:table-cell>
              <table:table-cell office:value-type="float" office:value="-0.508474576271186">
                <text:p>-0.508474576271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06299212598425">
                <text:p>0.606299212598425</text:p>
              </table:table-cell>
              <table:table-cell office:value-type="float" office:value="0.62992125984252">
                <text:p>0.62992125984252</text:p>
              </table:table-cell>
              <table:table-cell office:value-type="float" office:value="0.590551181102362">
                <text:p>0.590551181102362</text:p>
              </table:table-cell>
              <table:table-cell office:value-type="float" office:value="0.858267716535433">
                <text:p>0.858267716535433</text:p>
              </table:table-cell>
              <table:table-cell office:value-type="float" office:value="0.0551181102362206">
                <text:p>0.0551181102362206</text:p>
              </table:table-cell>
              <table:table-cell office:value-type="float" office:value="-0.480314960629921">
                <text:p>-0.480314960629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10294117647059">
                <text:p>0.610294117647059</text:p>
              </table:table-cell>
              <table:table-cell office:value-type="float" office:value="0.610294117647059">
                <text:p>0.610294117647059</text:p>
              </table:table-cell>
              <table:table-cell office:value-type="float" office:value="0.573529411764706">
                <text:p>0.573529411764706</text:p>
              </table:table-cell>
              <table:table-cell office:value-type="float" office:value="0.867647058823529">
                <text:p>0.867647058823529</text:p>
              </table:table-cell>
              <table:table-cell office:value-type="float" office:value="0.0735294117647061">
                <text:p>0.0735294117647061</text:p>
              </table:table-cell>
              <table:table-cell office:value-type="float" office:value="-0.514705882352941">
                <text:p>-0.5147058823529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3793103448276">
                <text:p>0.613793103448276</text:p>
              </table:table-cell>
              <table:table-cell office:value-type="float" office:value="0.613793103448276">
                <text:p>0.613793103448276</text:p>
              </table:table-cell>
              <table:table-cell office:value-type="float" office:value="0.579310344827586">
                <text:p>0.579310344827586</text:p>
              </table:table-cell>
              <table:table-cell office:value-type="float" office:value="0.875862068965517">
                <text:p>0.875862068965517</text:p>
              </table:table-cell>
              <table:table-cell office:value-type="float" office:value="0.0689655172413792">
                <text:p>0.0689655172413792</text:p>
              </table:table-cell>
              <table:table-cell office:value-type="float" office:value="-0.524137931034483">
                <text:p>-0.524137931034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038961038961">
                <text:p>0.61038961038961</text:p>
              </table:table-cell>
              <table:table-cell office:value-type="float" office:value="0.616883116883117">
                <text:p>0.616883116883117</text:p>
              </table:table-cell>
              <table:table-cell office:value-type="float" office:value="0.574675324675325">
                <text:p>0.574675324675325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0.077922077922078">
                <text:p>0.07792207792207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7361963190184">
                <text:p>0.607361963190184</text:p>
              </table:table-cell>
              <table:table-cell office:value-type="float" office:value="0.619631901840491">
                <text:p>0.619631901840491</text:p>
              </table:table-cell>
              <table:table-cell office:value-type="float" office:value="0.579754601226994">
                <text:p>0.579754601226994</text:p>
              </table:table-cell>
              <table:table-cell office:value-type="float" office:value="0.865030674846626">
                <text:p>0.865030674846626</text:p>
              </table:table-cell>
              <table:table-cell office:value-type="float" office:value="0.0674846625766872">
                <text:p>0.0674846625766872</text:p>
              </table:table-cell>
              <table:table-cell office:value-type="float" office:value="-0.503067484662577">
                <text:p>-0.503067484662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046511627907">
                <text:p>0.61046511627907</text:p>
              </table:table-cell>
              <table:table-cell office:value-type="float" office:value="0.622093023255814">
                <text:p>0.622093023255814</text:p>
              </table:table-cell>
              <table:table-cell office:value-type="float" office:value="0.566860465116279">
                <text:p>0.566860465116279</text:p>
              </table:table-cell>
              <table:table-cell office:value-type="float" office:value="0.854651162790698">
                <text:p>0.854651162790698</text:p>
              </table:table-cell>
              <table:table-cell office:value-type="float" office:value="0.0988372093023255">
                <text:p>0.0988372093023255</text:p>
              </table:table-cell>
              <table:table-cell office:value-type="float" office:value="-0.476744186046512">
                <text:p>-0.476744186046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3259668508287">
                <text:p>0.613259668508287</text:p>
              </table:table-cell>
              <table:table-cell office:value-type="float" office:value="0.607734806629834">
                <text:p>0.607734806629834</text:p>
              </table:table-cell>
              <table:table-cell office:value-type="float" office:value="0.56353591160221">
                <text:p>0.56353591160221</text:p>
              </table:table-cell>
              <table:table-cell office:value-type="float" office:value="0.839779005524862">
                <text:p>0.839779005524862</text:p>
              </table:table-cell>
              <table:table-cell office:value-type="float" office:value="0.0939226519337015">
                <text:p>0.0939226519337015</text:p>
              </table:table-cell>
              <table:table-cell office:value-type="float" office:value="-0.458563535911602">
                <text:p>-0.458563535911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610526315789474">
                <text:p>0.610526315789474</text:p>
              </table:table-cell>
              <table:table-cell office:value-type="float" office:value="0.560526315789474">
                <text:p>0.56052631578947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0894736842105264">
                <text:p>0.0894736842105264</text:p>
              </table:table-cell>
              <table:table-cell office:value-type="float" office:value="-0.473684210526316">
                <text:p>-0.4736842105263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03015075376884">
                <text:p>0.603015075376884</text:p>
              </table:table-cell>
              <table:table-cell office:value-type="float" office:value="0.613065326633166">
                <text:p>0.613065326633166</text:p>
              </table:table-cell>
              <table:table-cell office:value-type="float" office:value="0.557788944723618">
                <text:p>0.557788944723618</text:p>
              </table:table-cell>
              <table:table-cell office:value-type="float" office:value="0.834170854271357">
                <text:p>0.834170854271357</text:p>
              </table:table-cell>
              <table:table-cell office:value-type="float" office:value="0.100502512562814">
                <text:p>0.100502512562814</text:p>
              </table:table-cell>
              <table:table-cell office:value-type="float" office:value="-0.452261306532663">
                <text:p>-0.452261306532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05769230769231">
                <text:p>0.605769230769231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569711538461538">
                <text:p>0.569711538461538</text:p>
              </table:table-cell>
              <table:table-cell office:value-type="float" office:value="0.836538461538462">
                <text:p>0.836538461538462</text:p>
              </table:table-cell>
              <table:table-cell office:value-type="float" office:value="0.0817307692307694">
                <text:p>0.0817307692307694</text:p>
              </table:table-cell>
              <table:table-cell office:value-type="float" office:value="-0.451923076923077">
                <text:p>-0.4519230769230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8294930875576">
                <text:p>0.608294930875576</text:p>
              </table:table-cell>
              <table:table-cell office:value-type="float" office:value="0.599078341013825">
                <text:p>0.599078341013825</text:p>
              </table:table-cell>
              <table:table-cell office:value-type="float" office:value="0.552995391705069">
                <text:p>0.552995391705069</text:p>
              </table:table-cell>
              <table:table-cell office:value-type="float" office:value="0.829493087557604">
                <text:p>0.829493087557604</text:p>
              </table:table-cell>
              <table:table-cell office:value-type="float" office:value="0.101382488479262">
                <text:p>0.101382488479262</text:p>
              </table:table-cell>
              <table:table-cell office:value-type="float" office:value="-0.451612903225807">
                <text:p>-0.451612903225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7345132743363">
                <text:p>0.597345132743363</text:p>
              </table:table-cell>
              <table:table-cell office:value-type="float" office:value="0.601769911504425">
                <text:p>0.601769911504425</text:p>
              </table:table-cell>
              <table:table-cell office:value-type="float" office:value="0.550884955752212">
                <text:p>0.550884955752212</text:p>
              </table:table-cell>
              <table:table-cell office:value-type="float" office:value="0.836283185840708">
                <text:p>0.836283185840708</text:p>
              </table:table-cell>
              <table:table-cell office:value-type="float" office:value="0.0973451327433628">
                <text:p>0.0973451327433628</text:p>
              </table:table-cell>
              <table:table-cell office:value-type="float" office:value="-0.473451327433628">
                <text:p>-0.473451327433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">
                <text:p>0.6</text:p>
              </table:table-cell>
              <table:table-cell office:value-type="float" office:value="0.604255319148936">
                <text:p>0.604255319148936</text:p>
              </table:table-cell>
              <table:table-cell office:value-type="float" office:value="0.548936170212766">
                <text:p>0.548936170212766</text:p>
              </table:table-cell>
              <table:table-cell office:value-type="float" office:value="0.829787234042553">
                <text:p>0.829787234042553</text:p>
              </table:table-cell>
              <table:table-cell office:value-type="float" office:value="0.106382978723404">
                <text:p>0.106382978723404</text:p>
              </table:table-cell>
              <table:table-cell office:value-type="float" office:value="-0.45531914893617">
                <text:p>-0.45531914893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02459016393443">
                <text:p>0.602459016393443</text:p>
              </table:table-cell>
              <table:table-cell office:value-type="float" office:value="0.594262295081967">
                <text:p>0.594262295081967</text:p>
              </table:table-cell>
              <table:table-cell office:value-type="float" office:value="0.547131147540984">
                <text:p>0.547131147540984</text:p>
              </table:table-cell>
              <table:table-cell office:value-type="float" office:value="0.831967213114754">
                <text:p>0.831967213114754</text:p>
              </table:table-cell>
              <table:table-cell office:value-type="float" office:value="0.102459016393443">
                <text:p>0.102459016393443</text:p>
              </table:table-cell>
              <table:table-cell office:value-type="float" office:value="-0.467213114754098">
                <text:p>-0.467213114754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92885375494071">
                <text:p>0.592885375494071</text:p>
              </table:table-cell>
              <table:table-cell office:value-type="float" office:value="0.596837944664032">
                <text:p>0.59683794466403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8300395256917">
                <text:p>0.8300395256917</text:p>
              </table:table-cell>
              <table:table-cell office:value-type="float" office:value="0.098814229249012">
                <text:p>0.098814229249012</text:p>
              </table:table-cell>
              <table:table-cell office:value-type="float" office:value="-0.470355731225296">
                <text:p>-0.470355731225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3969465648855">
                <text:p>0.583969465648855</text:p>
              </table:table-cell>
              <table:table-cell office:value-type="float" office:value="0.599236641221374">
                <text:p>0.599236641221374</text:p>
              </table:table-cell>
              <table:table-cell office:value-type="float" office:value="0.543893129770992">
                <text:p>0.543893129770992</text:p>
              </table:table-cell>
              <table:table-cell office:value-type="float" office:value="0.824427480916031">
                <text:p>0.824427480916031</text:p>
              </table:table-cell>
              <table:table-cell office:value-type="float" office:value="0.0954198473282444">
                <text:p>0.0954198473282444</text:p>
              </table:table-cell>
              <table:table-cell office:value-type="float" office:value="-0.465648854961832">
                <text:p>-0.465648854961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6715867158672">
                <text:p>0.586715867158672</text:p>
              </table:table-cell>
              <table:table-cell office:value-type="float" office:value="0.601476014760148">
                <text:p>0.601476014760148</text:p>
              </table:table-cell>
              <table:table-cell office:value-type="float" office:value="0.531365313653137">
                <text:p>0.531365313653137</text:p>
              </table:table-cell>
              <table:table-cell office:value-type="float" office:value="0.81549815498155">
                <text:p>0.81549815498155</text:p>
              </table:table-cell>
              <table:table-cell office:value-type="float" office:value="0.125461254612546">
                <text:p>0.125461254612546</text:p>
              </table:table-cell>
              <table:table-cell office:value-type="float" office:value="-0.442804428044281">
                <text:p>-0.442804428044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9285714285714">
                <text:p>0.589285714285714</text:p>
              </table:table-cell>
              <table:table-cell office:value-type="float" office:value="0.592857142857143">
                <text:p>0.592857142857143</text:p>
              </table:table-cell>
              <table:table-cell office:value-type="float" office:value="0.541071428571429">
                <text:p>0.541071428571429</text:p>
              </table:table-cell>
              <table:table-cell office:value-type="float" office:value="0.810714285714286">
                <text:p>0.810714285714286</text:p>
              </table:table-cell>
              <table:table-cell office:value-type="float" office:value="0.1">
                <text:p>0.1</text:p>
              </table:table-cell>
              <table:table-cell office:value-type="float" office:value="-0.439285714285714">
                <text:p>-0.439285714285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81314878892734">
                <text:p>0.581314878892734</text:p>
              </table:table-cell>
              <table:table-cell office:value-type="float" office:value="0.595155709342561">
                <text:p>0.595155709342561</text:p>
              </table:table-cell>
              <table:table-cell office:value-type="float" office:value="0.534602076124567">
                <text:p>0.534602076124567</text:p>
              </table:table-cell>
              <table:table-cell office:value-type="float" office:value="0.816608996539792">
                <text:p>0.816608996539792</text:p>
              </table:table-cell>
              <table:table-cell office:value-type="float" office:value="0.107266435986159">
                <text:p>0.107266435986159</text:p>
              </table:table-cell>
              <table:table-cell office:value-type="float" office:value="-0.456747404844291">
                <text:p>-0.4567474048442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83892617449664">
                <text:p>0.583892617449664</text:p>
              </table:table-cell>
              <table:table-cell office:value-type="float" office:value="0.587248322147651">
                <text:p>0.587248322147651</text:p>
              </table:table-cell>
              <table:table-cell office:value-type="float" office:value="0.540268456375839">
                <text:p>0.540268456375839</text:p>
              </table:table-cell>
              <table:table-cell office:value-type="float" office:value="0.818791946308725">
                <text:p>0.818791946308725</text:p>
              </table:table-cell>
              <table:table-cell office:value-type="float" office:value="0.0906040268456374">
                <text:p>0.0906040268456374</text:p>
              </table:table-cell>
              <table:table-cell office:value-type="float" office:value="-0.466442953020134">
                <text:p>-0.466442953020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76547231270358">
                <text:p>0.576547231270358</text:p>
              </table:table-cell>
              <table:table-cell office:value-type="float" office:value="0.58957654723127">
                <text:p>0.58957654723127</text:p>
              </table:table-cell>
              <table:table-cell office:value-type="float" office:value="0.539087947882736">
                <text:p>0.539087947882736</text:p>
              </table:table-cell>
              <table:table-cell office:value-type="float" office:value="0.814332247557003">
                <text:p>0.814332247557003</text:p>
              </table:table-cell>
              <table:table-cell office:value-type="float" office:value="0.0879478827361564">
                <text:p>0.0879478827361564</text:p>
              </table:table-cell>
              <table:table-cell office:value-type="float" office:value="-0.462540716612378">
                <text:p>-0.4625407166123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9113924050633">
                <text:p>0.579113924050633</text:p>
              </table:table-cell>
              <table:table-cell office:value-type="float" office:value="0.582278481012658">
                <text:p>0.582278481012658</text:p>
              </table:table-cell>
              <table:table-cell office:value-type="float" office:value="0.536392405063291">
                <text:p>0.536392405063291</text:p>
              </table:table-cell>
              <table:table-cell office:value-type="float" office:value="0.810126582278481">
                <text:p>0.810126582278481</text:p>
              </table:table-cell>
              <table:table-cell office:value-type="float" office:value="0.0886075949367089">
                <text:p>0.0886075949367089</text:p>
              </table:table-cell>
              <table:table-cell office:value-type="float" office:value="-0.458860759493671">
                <text:p>-0.4588607594936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72307692307692">
                <text:p>0.572307692307692</text:p>
              </table:table-cell>
              <table:table-cell office:value-type="float" office:value="0.575384615384615">
                <text:p>0.575384615384615</text:p>
              </table:table-cell>
              <table:table-cell office:value-type="float" office:value="0.533846153846154">
                <text:p>0.533846153846154</text:p>
              </table:table-cell>
              <table:table-cell office:value-type="float" office:value="0.815384615384615">
                <text:p>0.815384615384615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-0.483076923076923">
                <text:p>-0.4830769230769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65868263473054">
                <text:p>0.565868263473054</text:p>
              </table:table-cell>
              <table:table-cell office:value-type="float" office:value="0.577844311377245">
                <text:p>0.577844311377245</text:p>
              </table:table-cell>
              <table:table-cell office:value-type="float" office:value="0.526946107784431">
                <text:p>0.526946107784431</text:p>
              </table:table-cell>
              <table:table-cell office:value-type="float" office:value="0.811377245508982">
                <text:p>0.811377245508982</text:p>
              </table:table-cell>
              <table:table-cell office:value-type="float" office:value="0.0898203592814368">
                <text:p>0.0898203592814368</text:p>
              </table:table-cell>
              <table:table-cell office:value-type="float" office:value="-0.479041916167665">
                <text:p>-0.4790419161676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8513119533528">
                <text:p>0.568513119533528</text:p>
              </table:table-cell>
              <table:table-cell office:value-type="float" office:value="0.580174927113703">
                <text:p>0.580174927113703</text:p>
              </table:table-cell>
              <table:table-cell office:value-type="float" office:value="0.520408163265306">
                <text:p>0.520408163265306</text:p>
              </table:table-cell>
              <table:table-cell office:value-type="float" office:value="0.819241982507289">
                <text:p>0.819241982507289</text:p>
              </table:table-cell>
              <table:table-cell office:value-type="float" office:value="0.107871720116618">
                <text:p>0.107871720116618</text:p>
              </table:table-cell>
              <table:table-cell office:value-type="float" office:value="-0.489795918367347">
                <text:p>-0.489795918367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71022727272727">
                <text:p>0.571022727272727</text:p>
              </table:table-cell>
              <table:table-cell office:value-type="float" office:value="0.573863636363636">
                <text:p>0.573863636363636</text:p>
              </table:table-cell>
              <table:table-cell office:value-type="float" office:value="0.524147727272727">
                <text:p>0.524147727272727</text:p>
              </table:table-cell>
              <table:table-cell office:value-type="float" office:value="0.823863636363636">
                <text:p>0.823863636363636</text:p>
              </table:table-cell>
              <table:table-cell office:value-type="float" office:value="0.0965909090909092">
                <text:p>0.0965909090909092</text:p>
              </table:table-cell>
              <table:table-cell office:value-type="float" office:value="-0.502840909090909">
                <text:p>-0.5028409090909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65096952908587">
                <text:p>0.565096952908587</text:p>
              </table:table-cell>
              <table:table-cell office:value-type="float" office:value="0.57617728531856">
                <text:p>0.57617728531856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81994459833795">
                <text:p>0.81994459833795</text:p>
              </table:table-cell>
              <table:table-cell office:value-type="float" office:value="0.0886426592797787">
                <text:p>0.0886426592797787</text:p>
              </table:table-cell>
              <table:table-cell office:value-type="float" office:value="-0.498614958448753">
                <text:p>-0.4986149584487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59459459459459">
                <text:p>0.559459459459459</text:p>
              </table:table-cell>
              <table:table-cell office:value-type="float" office:value="0.57027027027027">
                <text:p>0.57027027027027</text:p>
              </table:table-cell>
              <table:table-cell office:value-type="float" office:value="0.517567567567568">
                <text:p>0.517567567567568</text:p>
              </table:table-cell>
              <table:table-cell office:value-type="float" office:value="0.816216216216216">
                <text:p>0.816216216216216</text:p>
              </table:table-cell>
              <table:table-cell office:value-type="float" office:value="0.0945945945945945">
                <text:p>0.0945945945945945</text:p>
              </table:table-cell>
              <table:table-cell office:value-type="float" office:value="-0.502702702702703">
                <text:p>-0.502702702702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62005277044855">
                <text:p>0.562005277044855</text:p>
              </table:table-cell>
              <table:table-cell office:value-type="float" office:value="0.572559366754617">
                <text:p>0.572559366754617</text:p>
              </table:table-cell>
              <table:table-cell office:value-type="float" office:value="0.523746701846966">
                <text:p>0.523746701846966</text:p>
              </table:table-cell>
              <table:table-cell office:value-type="float" office:value="0.812664907651715">
                <text:p>0.812664907651715</text:p>
              </table:table-cell>
              <table:table-cell office:value-type="float" office:value="0.0870712401055409">
                <text:p>0.0870712401055409</text:p>
              </table:table-cell>
              <table:table-cell office:value-type="float" office:value="-0.490765171503958">
                <text:p>-0.4907651715039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64432989690722">
                <text:p>0.564432989690722</text:p>
              </table:table-cell>
              <table:table-cell office:value-type="float" office:value="0.56701030927835">
                <text:p>0.56701030927835</text:p>
              </table:table-cell>
              <table:table-cell office:value-type="float" office:value="0.521907216494845">
                <text:p>0.521907216494845</text:p>
              </table:table-cell>
              <table:table-cell office:value-type="float" office:value="0.811855670103093">
                <text:p>0.811855670103093</text:p>
              </table:table-cell>
              <table:table-cell office:value-type="float" office:value="0.0876288659793813">
                <text:p>0.0876288659793813</text:p>
              </table:table-cell>
              <table:table-cell office:value-type="float" office:value="-0.492268041237113">
                <text:p>-0.4922680412371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5919395465995">
                <text:p>0.55919395465995</text:p>
              </table:table-cell>
              <table:table-cell office:value-type="float" office:value="0.569269521410579">
                <text:p>0.569269521410579</text:p>
              </table:table-cell>
              <table:table-cell office:value-type="float" office:value="0.512594458438287">
                <text:p>0.512594458438287</text:p>
              </table:table-cell>
              <table:table-cell office:value-type="float" office:value="0.816120906801008">
                <text:p>0.816120906801008</text:p>
              </table:table-cell>
              <table:table-cell office:value-type="float" office:value="0.103274559193955">
                <text:p>0.103274559193955</text:p>
              </table:table-cell>
              <table:table-cell office:value-type="float" office:value="-0.503778337531486">
                <text:p>-0.503778337531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54187192118227">
                <text:p>0.554187192118227</text:p>
              </table:table-cell>
              <table:table-cell office:value-type="float" office:value="0.564039408866995">
                <text:p>0.56403940886699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0.815270935960591">
                <text:p>0.815270935960591</text:p>
              </table:table-cell>
              <table:table-cell office:value-type="float" office:value="0.083743842364532">
                <text:p>0.083743842364532</text:p>
              </table:table-cell>
              <table:table-cell office:value-type="float" office:value="-0.51231527093596">
                <text:p>-0.512315270935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6626506024096">
                <text:p>0.556626506024096</text:p>
              </table:table-cell>
              <table:table-cell office:value-type="float" office:value="0.566265060240964">
                <text:p>0.566265060240964</text:p>
              </table:table-cell>
              <table:table-cell office:value-type="float" office:value="0.51566265060241">
                <text:p>0.51566265060241</text:p>
              </table:table-cell>
              <table:table-cell office:value-type="float" office:value="0.812048192771084">
                <text:p>0.812048192771084</text:p>
              </table:table-cell>
              <table:table-cell office:value-type="float" office:value="0.0915662650602409">
                <text:p>0.0915662650602409</text:p>
              </table:table-cell>
              <table:table-cell office:value-type="float" office:value="-0.501204819277108">
                <text:p>-0.501204819277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188679245283">
                <text:p>0.55188679245283</text:p>
              </table:table-cell>
              <table:table-cell office:value-type="float" office:value="0.561320754716981">
                <text:p>0.561320754716981</text:p>
              </table:table-cell>
              <table:table-cell office:value-type="float" office:value="0.522405660377358">
                <text:p>0.522405660377358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0.0683962264150944">
                <text:p>0.0683962264150944</text:p>
              </table:table-cell>
              <table:table-cell office:value-type="float" office:value="-0.509433962264151">
                <text:p>-0.509433962264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4272517321016">
                <text:p>0.554272517321016</text:p>
              </table:table-cell>
              <table:table-cell office:value-type="float" office:value="0.556581986143187">
                <text:p>0.556581986143187</text:p>
              </table:table-cell>
              <table:table-cell office:value-type="float" office:value="0.521939953810624">
                <text:p>0.521939953810624</text:p>
              </table:table-cell>
              <table:table-cell office:value-type="float" office:value="0.808314087759815">
                <text:p>0.808314087759815</text:p>
              </table:table-cell>
              <table:table-cell office:value-type="float" office:value="0.0669745958429562">
                <text:p>0.0669745958429562</text:p>
              </table:table-cell>
              <table:table-cell office:value-type="float" office:value="-0.505773672055427">
                <text:p>-0.505773672055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9773755656109">
                <text:p>0.549773755656109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18099547511312">
                <text:p>0.518099547511312</text:p>
              </table:table-cell>
              <table:table-cell office:value-type="float" office:value="0.805429864253394">
                <text:p>0.805429864253394</text:p>
              </table:table-cell>
              <table:table-cell office:value-type="float" office:value="0.0723981900452488">
                <text:p>0.0723981900452488</text:p>
              </table:table-cell>
              <table:table-cell office:value-type="float" office:value="-0.502262443438914">
                <text:p>-0.5022624434389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52106430155211">
                <text:p>0.552106430155211</text:p>
              </table:table-cell>
              <table:table-cell office:value-type="float" office:value="0.554323725055432">
                <text:p>0.554323725055432</text:p>
              </table:table-cell>
              <table:table-cell office:value-type="float" office:value="0.522172949002217">
                <text:p>0.522172949002217</text:p>
              </table:table-cell>
              <table:table-cell office:value-type="float" office:value="0.80709534368071">
                <text:p>0.80709534368071</text:p>
              </table:table-cell>
              <table:table-cell office:value-type="float" office:value="0.0620842572062084">
                <text:p>0.0620842572062084</text:p>
              </table:table-cell>
              <table:table-cell office:value-type="float" office:value="-0.507760532150776">
                <text:p>-0.5077605321507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47826086956522">
                <text:p>0.547826086956522</text:p>
              </table:table-cell>
              <table:table-cell office:value-type="float" office:value="0.556521739130435">
                <text:p>0.556521739130435</text:p>
              </table:table-cell>
              <table:table-cell office:value-type="float" office:value="0.516304347826087">
                <text:p>0.516304347826087</text:p>
              </table:table-cell>
              <table:table-cell office:value-type="float" office:value="0.806521739130435">
                <text:p>0.806521739130435</text:p>
              </table:table-cell>
              <table:table-cell office:value-type="float" office:value="0.0717391304347825">
                <text:p>0.0717391304347825</text:p>
              </table:table-cell>
              <table:table-cell office:value-type="float" office:value="-0.508695652173913">
                <text:p>-0.5086956521739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43710021321962">
                <text:p>0.543710021321962</text:p>
              </table:table-cell>
              <table:table-cell office:value-type="float" office:value="0.552238805970149">
                <text:p>0.552238805970149</text:p>
              </table:table-cell>
              <table:table-cell office:value-type="float" office:value="0.525586353944563">
                <text:p>0.525586353944563</text:p>
              </table:table-cell>
              <table:table-cell office:value-type="float" office:value="0.803837953091684">
                <text:p>0.803837953091684</text:p>
              </table:table-cell>
              <table:table-cell office:value-type="float" office:value="0.0447761194029852">
                <text:p>0.0447761194029852</text:p>
              </table:table-cell>
              <table:table-cell office:value-type="float" office:value="-0.511727078891258">
                <text:p>-0.5117270788912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4602510460251">
                <text:p>0.54602510460251</text:p>
              </table:table-cell>
              <table:table-cell office:value-type="float" office:value="0.548117154811716">
                <text:p>0.548117154811716</text:p>
              </table:table-cell>
              <table:table-cell office:value-type="float" office:value="0.51673640167364">
                <text:p>0.51673640167364</text:p>
              </table:table-cell>
              <table:table-cell office:value-type="float" office:value="0.803347280334728">
                <text:p>0.803347280334728</text:p>
              </table:table-cell>
              <table:table-cell office:value-type="float" office:value="0.0606694560669454">
                <text:p>0.0606694560669454</text:p>
              </table:table-cell>
              <table:table-cell office:value-type="float" office:value="-0.51255230125523">
                <text:p>-0.512552301255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2094455852156">
                <text:p>0.542094455852156</text:p>
              </table:table-cell>
              <table:table-cell office:value-type="float" office:value="0.550308008213552">
                <text:p>0.550308008213552</text:p>
              </table:table-cell>
              <table:table-cell office:value-type="float" office:value="0.52258726899384">
                <text:p>0.52258726899384</text:p>
              </table:table-cell>
              <table:table-cell office:value-type="float" office:value="0.802874743326489">
                <text:p>0.802874743326489</text:p>
              </table:table-cell>
              <table:table-cell office:value-type="float" office:value="0.0472279260780288">
                <text:p>0.0472279260780288</text:p>
              </table:table-cell>
              <table:table-cell office:value-type="float" office:value="-0.513347022587269">
                <text:p>-0.5133470225872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4354838709677">
                <text:p>0.544354838709677</text:p>
              </table:table-cell>
              <table:table-cell office:value-type="float" office:value="0.546370967741936">
                <text:p>0.546370967741936</text:p>
              </table:table-cell>
              <table:table-cell office:value-type="float" office:value="0.517137096774194">
                <text:p>0.517137096774194</text:p>
              </table:table-cell>
              <table:table-cell office:value-type="float" office:value="0.80241935483871">
                <text:p>0.80241935483871</text:p>
              </table:table-cell>
              <table:table-cell office:value-type="float" office:value="0.056451612903226">
                <text:p>0.056451612903226</text:p>
              </table:table-cell>
              <table:table-cell office:value-type="float" office:value="-0.514112903225806">
                <text:p>-0.51411290322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40594059405941">
                <text:p>0.540594059405941</text:p>
              </table:table-cell>
              <table:table-cell office:value-type="float" office:value="0.548514851485149">
                <text:p>0.548514851485149</text:p>
              </table:table-cell>
              <table:table-cell office:value-type="float" office:value="0.517821782178218">
                <text:p>0.517821782178218</text:p>
              </table:table-cell>
              <table:table-cell office:value-type="float" office:value="0.803960396039604">
                <text:p>0.803960396039604</text:p>
              </table:table-cell>
              <table:table-cell office:value-type="float" office:value="0.0534653465346535">
                <text:p>0.0534653465346535</text:p>
              </table:table-cell>
              <table:table-cell office:value-type="float" office:value="-0.518811881188119">
                <text:p>-0.518811881188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42801556420233">
                <text:p>0.542801556420233</text:p>
              </table:table-cell>
              <table:table-cell office:value-type="float" office:value="0.544747081712062">
                <text:p>0.544747081712062</text:p>
              </table:table-cell>
              <table:table-cell office:value-type="float" office:value="0.509727626459144">
                <text:p>0.509727626459144</text:p>
              </table:table-cell>
              <table:table-cell office:value-type="float" office:value="0.801556420233463">
                <text:p>0.801556420233463</text:p>
              </table:table-cell>
              <table:table-cell office:value-type="float" office:value="0.0680933852140078">
                <text:p>0.0680933852140078</text:p>
              </table:table-cell>
              <table:table-cell office:value-type="float" office:value="-0.515564202334631">
                <text:p>-0.515564202334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9196940726577">
                <text:p>0.539196940726577</text:p>
              </table:table-cell>
              <table:table-cell office:value-type="float" office:value="0.546845124282983">
                <text:p>0.546845124282983</text:p>
              </table:table-cell>
              <table:table-cell office:value-type="float" office:value="0.515296367112811">
                <text:p>0.515296367112811</text:p>
              </table:table-cell>
              <table:table-cell office:value-type="float" office:value="0.79923518164436">
                <text:p>0.79923518164436</text:p>
              </table:table-cell>
              <table:table-cell office:value-type="float" office:value="0.055449330783939">
                <text:p>0.055449330783939</text:p>
              </table:table-cell>
              <table:table-cell office:value-type="float" office:value="-0.512428298279159">
                <text:p>-0.5124282982791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543233082706767">
                <text:p>0.543233082706767</text:p>
              </table:table-cell>
              <table:table-cell office:value-type="float" office:value="0.515037593984962">
                <text:p>0.515037593984962</text:p>
              </table:table-cell>
              <table:table-cell office:value-type="float" office:value="0.800751879699248">
                <text:p>0.800751879699248</text:p>
              </table:table-cell>
              <table:table-cell office:value-type="float" office:value="0.0488721804511279">
                <text:p>0.0488721804511279</text:p>
              </table:table-cell>
              <table:table-cell office:value-type="float" office:value="-0.522556390977444">
                <text:p>-0.522556390977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37892791127542">
                <text:p>0.537892791127542</text:p>
              </table:table-cell>
              <table:table-cell office:value-type="float" office:value="0.539741219963031">
                <text:p>0.539741219963031</text:p>
              </table:table-cell>
              <table:table-cell office:value-type="float" office:value="0.509242144177449">
                <text:p>0.509242144177449</text:p>
              </table:table-cell>
              <table:table-cell office:value-type="float" office:value="0.798521256931608">
                <text:p>0.798521256931608</text:p>
              </table:table-cell>
              <table:table-cell office:value-type="float" office:value="0.0591497227356748">
                <text:p>0.0591497227356748</text:p>
              </table:table-cell>
              <table:table-cell office:value-type="float" office:value="-0.519408502772643">
                <text:p>-0.5194085027726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34545454545454">
                <text:p>0.534545454545454</text:p>
              </table:table-cell>
              <table:table-cell office:value-type="float" office:value="0.543636363636364">
                <text:p>0.543636363636364</text:p>
              </table:table-cell>
              <table:table-cell office:value-type="float" office:value="0.516363636363636">
                <text:p>0.516363636363636</text:p>
              </table:table-cell>
              <table:table-cell office:value-type="float" office:value="0.803636363636364">
                <text:p>0.803636363636364</text:p>
              </table:table-cell>
              <table:table-cell office:value-type="float" office:value="0.0454545454545454">
                <text:p>0.0454545454545454</text:p>
              </table:table-cell>
              <table:table-cell office:value-type="float" office:value="-0.529090909090909">
                <text:p>-0.5290909090909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6672629695886">
                <text:p>0.536672629695886</text:p>
              </table:table-cell>
              <table:table-cell office:value-type="float" office:value="0.540250447227191">
                <text:p>0.540250447227191</text:p>
              </table:table-cell>
              <table:table-cell office:value-type="float" office:value="0.511627906976744">
                <text:p>0.511627906976744</text:p>
              </table:table-cell>
              <table:table-cell office:value-type="float" office:value="0.801431127012522">
                <text:p>0.801431127012522</text:p>
              </table:table-cell>
              <table:table-cell office:value-type="float" office:value="0.0536672629695885">
                <text:p>0.0536672629695885</text:p>
              </table:table-cell>
              <table:table-cell office:value-type="float" office:value="-0.525939177101968">
                <text:p>-0.5259391771019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33450704225352">
                <text:p>0.533450704225352</text:p>
              </table:table-cell>
              <table:table-cell office:value-type="float" office:value="0.542253521126761">
                <text:p>0.542253521126761</text:p>
              </table:table-cell>
              <table:table-cell office:value-type="float" office:value="0.512323943661972">
                <text:p>0.512323943661972</text:p>
              </table:table-cell>
              <table:table-cell office:value-type="float" office:value="0.801056338028169">
                <text:p>0.801056338028169</text:p>
              </table:table-cell>
              <table:table-cell office:value-type="float" office:value="0.051056338028169">
                <text:p>0.051056338028169</text:p>
              </table:table-cell>
              <table:table-cell office:value-type="float" office:value="-0.526408450704225">
                <text:p>-0.5264084507042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5528596187175">
                <text:p>0.535528596187175</text:p>
              </table:table-cell>
              <table:table-cell office:value-type="float" office:value="0.538994800693241">
                <text:p>0.538994800693241</text:p>
              </table:table-cell>
              <table:table-cell office:value-type="float" office:value="0.506932409012132">
                <text:p>0.506932409012132</text:p>
              </table:table-cell>
              <table:table-cell office:value-type="float" office:value="0.79896013864818">
                <text:p>0.79896013864818</text:p>
              </table:table-cell>
              <table:table-cell office:value-type="float" office:value="0.0606585788561525">
                <text:p>0.0606585788561525</text:p>
              </table:table-cell>
              <table:table-cell office:value-type="float" office:value="-0.523396880415945">
                <text:p>-0.5233968804159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2423208191126">
                <text:p>0.532423208191126</text:p>
              </table:table-cell>
              <table:table-cell office:value-type="float" office:value="0.535836177474403">
                <text:p>0.535836177474403</text:p>
              </table:table-cell>
              <table:table-cell office:value-type="float" office:value="0.50938566552901">
                <text:p>0.50938566552901</text:p>
              </table:table-cell>
              <table:table-cell office:value-type="float" office:value="0.796928327645051">
                <text:p>0.796928327645051</text:p>
              </table:table-cell>
              <table:table-cell office:value-type="float" office:value="0.0494880546075087">
                <text:p>0.0494880546075087</text:p>
              </table:table-cell>
              <table:table-cell office:value-type="float" office:value="-0.525597269624573">
                <text:p>-0.5255972696245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36134453781513">
                <text:p>0.536134453781513</text:p>
              </table:table-cell>
              <table:table-cell office:value-type="float" office:value="0.53781512605042">
                <text:p>0.53781512605042</text:p>
              </table:table-cell>
              <table:table-cell office:value-type="float" office:value="0.516806722689076">
                <text:p>0.516806722689076</text:p>
              </table:table-cell>
              <table:table-cell office:value-type="float" office:value="0.798319327731092">
                <text:p>0.798319327731092</text:p>
              </table:table-cell>
              <table:table-cell office:value-type="float" office:value="0.0403361344537814">
                <text:p>0.0403361344537814</text:p>
              </table:table-cell>
              <table:table-cell office:value-type="float" office:value="-0.522689075630252">
                <text:p>-0.5226890756302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3112582781457">
                <text:p>0.533112582781457</text:p>
              </table:table-cell>
              <table:table-cell office:value-type="float" office:value="0.53476821192053">
                <text:p>0.53476821192053</text:p>
              </table:table-cell>
              <table:table-cell office:value-type="float" office:value="0.508278145695364">
                <text:p>0.508278145695364</text:p>
              </table:table-cell>
              <table:table-cell office:value-type="float" office:value="0.79635761589404">
                <text:p>0.79635761589404</text:p>
              </table:table-cell>
              <table:table-cell office:value-type="float" office:value="0.0513245033112582">
                <text:p>0.0513245033112582</text:p>
              </table:table-cell>
              <table:table-cell office:value-type="float" office:value="-0.524834437086093">
                <text:p>-0.5248344370860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30179445350734">
                <text:p>0.530179445350734</text:p>
              </table:table-cell>
              <table:table-cell office:value-type="float" office:value="0.536704730831974">
                <text:p>0.536704730831974</text:p>
              </table:table-cell>
              <table:table-cell office:value-type="float" office:value="0.507340946166395">
                <text:p>0.507340946166395</text:p>
              </table:table-cell>
              <table:table-cell office:value-type="float" office:value="0.794453507340946">
                <text:p>0.794453507340946</text:p>
              </table:table-cell>
              <table:table-cell office:value-type="float" office:value="0.0522022838499183">
                <text:p>0.0522022838499183</text:p>
              </table:table-cell>
              <table:table-cell office:value-type="float" office:value="-0.522022838499185">
                <text:p>-0.52202283849918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532154340836013">
                <text:p>0.532154340836013</text:p>
              </table:table-cell>
              <table:table-cell office:value-type="float" office:value="0.535369774919614">
                <text:p>0.535369774919614</text:p>
              </table:table-cell>
              <table:table-cell office:value-type="float" office:value="0.518488745980707">
                <text:p>0.518488745980707</text:p>
              </table:table-cell>
              <table:table-cell office:value-type="float" office:value="0.795819935691318">
                <text:p>0.795819935691318</text:p>
              </table:table-cell>
              <table:table-cell office:value-type="float" office:value="0.0305466237942122">
                <text:p>0.0305466237942122</text:p>
              </table:table-cell>
              <table:table-cell office:value-type="float" office:value="-0.52411575562701">
                <text:p>-0.52411575562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29318541996831">
                <text:p>0.529318541996831</text:p>
              </table:table-cell>
              <table:table-cell office:value-type="float" office:value="0.532488114104596">
                <text:p>0.532488114104596</text:p>
              </table:table-cell>
              <table:table-cell office:value-type="float" office:value="0.508716323296355">
                <text:p>0.508716323296355</text:p>
              </table:table-cell>
              <table:table-cell office:value-type="float" office:value="0.793977812995246">
                <text:p>0.793977812995246</text:p>
              </table:table-cell>
              <table:table-cell office:value-type="float" office:value="0.0443740095087164">
                <text:p>0.0443740095087164</text:p>
              </table:table-cell>
              <table:table-cell office:value-type="float" office:value="-0.526148969889065">
                <text:p>-0.526148969889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265625">
                <text:p>0.5265625</text:p>
              </table:table-cell>
              <table:table-cell office:value-type="float" office:value="0.5359375">
                <text:p>0.5359375</text:p>
              </table:table-cell>
              <table:table-cell office:value-type="float" office:value="0.5125">
                <text:p>0.5125</text:p>
              </table:table-cell>
              <table:table-cell office:value-type="float" office:value="0.8">
                <text:p>0.8</text:p>
              </table:table-cell>
              <table:table-cell office:value-type="float" office:value="0.0375000000000001">
                <text:p>0.0375000000000001</text:p>
              </table:table-cell>
              <table:table-cell office:value-type="float" office:value="-0.5375">
                <text:p>-0.5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30046224961479">
                <text:p>0.530046224961479</text:p>
              </table:table-cell>
              <table:table-cell office:value-type="float" office:value="0.533127889060092">
                <text:p>0.533127889060092</text:p>
              </table:table-cell>
              <table:table-cell office:value-type="float" office:value="0.513097072419106">
                <text:p>0.513097072419106</text:p>
              </table:table-cell>
              <table:table-cell office:value-type="float" office:value="0.799691833590139">
                <text:p>0.799691833590139</text:p>
              </table:table-cell>
              <table:table-cell office:value-type="float" office:value="0.0369799691833592">
                <text:p>0.0369799691833592</text:p>
              </table:table-cell>
              <table:table-cell office:value-type="float" office:value="-0.536209553158705">
                <text:p>-0.5362095531587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27355623100304">
                <text:p>0.527355623100304</text:p>
              </table:table-cell>
              <table:table-cell office:value-type="float" office:value="0.531914893617021">
                <text:p>0.531914893617021</text:p>
              </table:table-cell>
              <table:table-cell office:value-type="float" office:value="0.515957446808511">
                <text:p>0.515957446808511</text:p>
              </table:table-cell>
              <table:table-cell office:value-type="float" office:value="0.799392097264438">
                <text:p>0.799392097264438</text:p>
              </table:table-cell>
              <table:table-cell office:value-type="float" office:value="0.0273556231003038">
                <text:p>0.0273556231003038</text:p>
              </table:table-cell>
              <table:table-cell office:value-type="float" office:value="-0.53951367781155">
                <text:p>-0.53951367781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24737631184408">
                <text:p>0.524737631184408</text:p>
              </table:table-cell>
              <table:table-cell office:value-type="float" office:value="0.530734632683658">
                <text:p>0.530734632683658</text:p>
              </table:table-cell>
              <table:table-cell office:value-type="float" office:value="0.510494752623688">
                <text:p>0.510494752623688</text:p>
              </table:table-cell>
              <table:table-cell office:value-type="float" office:value="0.7976011994003">
                <text:p>0.7976011994003</text:p>
              </table:table-cell>
              <table:table-cell office:value-type="float" office:value="0.0344827586206897">
                <text:p>0.0344827586206897</text:p>
              </table:table-cell>
              <table:table-cell office:value-type="float" office:value="-0.539730134932534">
                <text:p>-0.539730134932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2810650887574">
                <text:p>0.52810650887574</text:p>
              </table:table-cell>
              <table:table-cell office:value-type="float" office:value="0.532544378698225">
                <text:p>0.532544378698225</text:p>
              </table:table-cell>
              <table:table-cell office:value-type="float" office:value="0.517751479289941">
                <text:p>0.517751479289941</text:p>
              </table:table-cell>
              <table:table-cell office:value-type="float" office:value="0.797337278106509">
                <text:p>0.797337278106509</text:p>
              </table:table-cell>
              <table:table-cell office:value-type="float" office:value="0.0251479289940828">
                <text:p>0.0251479289940828</text:p>
              </table:table-cell>
              <table:table-cell office:value-type="float" office:value="-0.534023668639053">
                <text:p>-0.5340236686390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25547445255474">
                <text:p>0.525547445255474</text:p>
              </table:table-cell>
              <table:table-cell office:value-type="float" office:value="0.52992700729927">
                <text:p>0.52992700729927</text:p>
              </table:table-cell>
              <table:table-cell office:value-type="float" office:value="0.509489051094891">
                <text:p>0.509489051094891</text:p>
              </table:table-cell>
              <table:table-cell office:value-type="float" office:value="0.797080291970803">
                <text:p>0.797080291970803</text:p>
              </table:table-cell>
              <table:table-cell office:value-type="float" office:value="0.0364963503649636">
                <text:p>0.0364963503649636</text:p>
              </table:table-cell>
              <table:table-cell office:value-type="float" office:value="-0.538686131386861">
                <text:p>-0.5386861313868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23054755043228">
                <text:p>0.523054755043228</text:p>
              </table:table-cell>
              <table:table-cell office:value-type="float" office:value="0.53314121037464">
                <text:p>0.53314121037464</text:p>
              </table:table-cell>
              <table:table-cell office:value-type="float" office:value="0.512968299711816">
                <text:p>0.512968299711816</text:p>
              </table:table-cell>
              <table:table-cell office:value-type="float" office:value="0.801152737752161">
                <text:p>0.801152737752161</text:p>
              </table:table-cell>
              <table:table-cell office:value-type="float" office:value="0.0302593659942363">
                <text:p>0.0302593659942363</text:p>
              </table:table-cell>
              <table:table-cell office:value-type="float" office:value="-0.546109510086455">
                <text:p>-0.546109510086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32005689900427">
                <text:p>0.532005689900427</text:p>
              </table:table-cell>
              <table:table-cell office:value-type="float" office:value="0.513513513513513">
                <text:p>0.513513513513513</text:p>
              </table:table-cell>
              <table:table-cell office:value-type="float" office:value="0.802275960170697">
                <text:p>0.802275960170697</text:p>
              </table:table-cell>
              <table:table-cell office:value-type="float" office:value="0.0312944523470839">
                <text:p>0.0312944523470839</text:p>
              </table:table-cell>
              <table:table-cell office:value-type="float" office:value="-0.546230440967283">
                <text:p>-0.5462304409672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23876404494382">
                <text:p>0.523876404494382</text:p>
              </table:table-cell>
              <table:table-cell office:value-type="float" office:value="0.529494382022472">
                <text:p>0.529494382022472</text:p>
              </table:table-cell>
              <table:table-cell office:value-type="float" office:value="0.507022471910112">
                <text:p>0.507022471910112</text:p>
              </table:table-cell>
              <table:table-cell office:value-type="float" office:value="0.800561797752809">
                <text:p>0.800561797752809</text:p>
              </table:table-cell>
              <table:table-cell office:value-type="float" office:value="0.0393258426966292">
                <text:p>0.0393258426966292</text:p>
              </table:table-cell>
              <table:table-cell office:value-type="float" office:value="-0.547752808988764">
                <text:p>-0.547752808988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21497919556172">
                <text:p>0.521497919556172</text:p>
              </table:table-cell>
              <table:table-cell office:value-type="float" office:value="0.529819694868239">
                <text:p>0.529819694868239</text:p>
              </table:table-cell>
              <table:table-cell office:value-type="float" office:value="0.5124826629681">
                <text:p>0.5124826629681</text:p>
              </table:table-cell>
              <table:table-cell office:value-type="float" office:value="0.801664355062413">
                <text:p>0.801664355062413</text:p>
              </table:table-cell>
              <table:table-cell office:value-type="float" office:value="0.0263522884882108">
                <text:p>0.0263522884882108</text:p>
              </table:table-cell>
              <table:table-cell office:value-type="float" office:value="-0.552011095700416">
                <text:p>-0.5520110957004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19178082191781">
                <text:p>0.519178082191781</text:p>
              </table:table-cell>
              <table:table-cell office:value-type="float" office:value="0.527397260273973">
                <text:p>0.527397260273973</text:p>
              </table:table-cell>
              <table:table-cell office:value-type="float" office:value="0.51027397260274">
                <text:p>0.51027397260274</text:p>
              </table:table-cell>
              <table:table-cell office:value-type="float" office:value="0.801369863013699">
                <text:p>0.801369863013699</text:p>
              </table:table-cell>
              <table:table-cell office:value-type="float" office:value="0.0260273972602738">
                <text:p>0.0260273972602738</text:p>
              </table:table-cell>
              <table:table-cell office:value-type="float" office:value="-0.556164383561644">
                <text:p>-0.5561643835616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8267929634641">
                <text:p>0.518267929634641</text:p>
              </table:table-cell>
              <table:table-cell office:value-type="float" office:value="0.525033829499323">
                <text:p>0.525033829499323</text:p>
              </table:table-cell>
              <table:table-cell office:value-type="float" office:value="0.506765899864682">
                <text:p>0.506765899864682</text:p>
              </table:table-cell>
              <table:table-cell office:value-type="float" office:value="0.803788903924222">
                <text:p>0.803788903924222</text:p>
              </table:table-cell>
              <table:table-cell office:value-type="float" office:value="0.0297699594046008">
                <text:p>0.0297699594046008</text:p>
              </table:table-cell>
              <table:table-cell office:value-type="float" office:value="-0.564276048714479">
                <text:p>-0.5642760487144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21390374331551">
                <text:p>0.521390374331551</text:p>
              </table:table-cell>
              <table:table-cell office:value-type="float" office:value="0.52807486631016">
                <text:p>0.52807486631016</text:p>
              </table:table-cell>
              <table:table-cell office:value-type="float" office:value="0.511363636363636">
                <text:p>0.511363636363636</text:p>
              </table:table-cell>
              <table:table-cell office:value-type="float" office:value="0.799465240641711">
                <text:p>0.799465240641711</text:p>
              </table:table-cell>
              <table:table-cell office:value-type="float" office:value="0.0267379679144384">
                <text:p>0.0267379679144384</text:p>
              </table:table-cell>
              <table:table-cell office:value-type="float" office:value="-0.549465240641711">
                <text:p>-0.5494652406417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19154557463672">
                <text:p>0.519154557463672</text:p>
              </table:table-cell>
              <table:table-cell office:value-type="float" office:value="0.525759577278732">
                <text:p>0.525759577278732</text:p>
              </table:table-cell>
              <table:table-cell office:value-type="float" office:value="0.507926023778071">
                <text:p>0.507926023778071</text:p>
              </table:table-cell>
              <table:table-cell office:value-type="float" office:value="0.800528401585205">
                <text:p>0.800528401585205</text:p>
              </table:table-cell>
              <table:table-cell office:value-type="float" office:value="0.0290620871862615">
                <text:p>0.0290620871862615</text:p>
              </table:table-cell>
              <table:table-cell office:value-type="float" office:value="-0.556142668428005">
                <text:p>-0.556142668428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088772845953">
                <text:p>0.52088772845953</text:p>
              </table:table-cell>
              <table:table-cell office:value-type="float" office:value="0.523498694516971">
                <text:p>0.523498694516971</text:p>
              </table:table-cell>
              <table:table-cell office:value-type="float" office:value="0.508485639686684">
                <text:p>0.508485639686684</text:p>
              </table:table-cell>
              <table:table-cell office:value-type="float" office:value="0.802872062663185">
                <text:p>0.802872062663185</text:p>
              </table:table-cell>
              <table:table-cell office:value-type="float" office:value="0.0274151436031331">
                <text:p>0.0274151436031331</text:p>
              </table:table-cell>
              <table:table-cell office:value-type="float" office:value="-0.56135770234987">
                <text:p>-0.561357702349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8709677419355">
                <text:p>0.518709677419355</text:p>
              </table:table-cell>
              <table:table-cell office:value-type="float" office:value="0.52258064516129">
                <text:p>0.52258064516129</text:p>
              </table:table-cell>
              <table:table-cell office:value-type="float" office:value="0.509677419354839">
                <text:p>0.509677419354839</text:p>
              </table:table-cell>
              <table:table-cell office:value-type="float" office:value="0.79741935483871">
                <text:p>0.79741935483871</text:p>
              </table:table-cell>
              <table:table-cell office:value-type="float" office:value="0.0219354838709678">
                <text:p>0.0219354838709678</text:p>
              </table:table-cell>
              <table:table-cell office:value-type="float" office:value="-0.553548387096774">
                <text:p>-0.5535483870967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7857142857143">
                <text:p>0.517857142857143</text:p>
              </table:table-cell>
              <table:table-cell office:value-type="float" office:value="0.525510204081633">
                <text:p>0.525510204081633</text:p>
              </table:table-cell>
              <table:table-cell office:value-type="float" office:value="0.512755102040816">
                <text:p>0.512755102040816</text:p>
              </table:table-cell>
              <table:table-cell office:value-type="float" office:value="0.798469387755102">
                <text:p>0.798469387755102</text:p>
              </table:table-cell>
              <table:table-cell office:value-type="float" office:value="0.0178571428571428">
                <text:p>0.0178571428571428</text:p>
              </table:table-cell>
              <table:table-cell office:value-type="float" office:value="-0.553571428571429">
                <text:p>-0.5535714285714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0807061790668">
                <text:p>0.520807061790668</text:p>
              </table:table-cell>
              <table:table-cell office:value-type="float" office:value="0.524590163934426">
                <text:p>0.524590163934426</text:p>
              </table:table-cell>
              <table:table-cell office:value-type="float" office:value="0.512610340479193">
                <text:p>0.512610340479193</text:p>
              </table:table-cell>
              <table:table-cell office:value-type="float" office:value="0.80327868852459">
                <text:p>0.80327868852459</text:p>
              </table:table-cell>
              <table:table-cell office:value-type="float" office:value="0.0201765447667086">
                <text:p>0.0201765447667086</text:p>
              </table:table-cell>
              <table:table-cell office:value-type="float" office:value="-0.561160151324086">
                <text:p>-0.5611601513240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19950124688279">
                <text:p>0.519950124688279</text:p>
              </table:table-cell>
              <table:table-cell office:value-type="float" office:value="0.522443890274314">
                <text:p>0.522443890274314</text:p>
              </table:table-cell>
              <table:table-cell office:value-type="float" office:value="0.510598503740648">
                <text:p>0.510598503740648</text:p>
              </table:table-cell>
              <table:table-cell office:value-type="float" office:value="0.804239401496259">
                <text:p>0.804239401496259</text:p>
              </table:table-cell>
              <table:table-cell office:value-type="float" office:value="0.0211970074812968">
                <text:p>0.0211970074812968</text:p>
              </table:table-cell>
              <table:table-cell office:value-type="float" office:value="-0.566084788029925">
                <text:p>-0.566084788029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19112207151665">
                <text:p>0.519112207151665</text:p>
              </table:table-cell>
              <table:table-cell office:value-type="float" office:value="0.525277435265105">
                <text:p>0.525277435265105</text:p>
              </table:table-cell>
              <table:table-cell office:value-type="float" office:value="0.511713933415536">
                <text:p>0.511713933415536</text:p>
              </table:table-cell>
              <table:table-cell office:value-type="float" office:value="0.802712700369914">
                <text:p>0.802712700369914</text:p>
              </table:table-cell>
              <table:table-cell office:value-type="float" office:value="0.0209617755856966">
                <text:p>0.0209617755856966</text:p>
              </table:table-cell>
              <table:table-cell office:value-type="float" office:value="-0.561035758323058">
                <text:p>-0.561035758323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17073170731707">
                <text:p>0.517073170731707</text:p>
              </table:table-cell>
              <table:table-cell office:value-type="float" office:value="0.523170731707317">
                <text:p>0.523170731707317</text:p>
              </table:table-cell>
              <table:table-cell office:value-type="float" office:value="0.510365853658537">
                <text:p>0.510365853658537</text:p>
              </table:table-cell>
              <table:table-cell office:value-type="float" office:value="0.801219512195122">
                <text:p>0.801219512195122</text:p>
              </table:table-cell>
              <table:table-cell office:value-type="float" office:value="0.0195121951219512">
                <text:p>0.0195121951219512</text:p>
              </table:table-cell>
              <table:table-cell office:value-type="float" office:value="-0.56219512195122">
                <text:p>-0.562195121951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18697225572979">
                <text:p>0.518697225572979</text:p>
              </table:table-cell>
              <table:table-cell office:value-type="float" office:value="0.524728588661037">
                <text:p>0.524728588661037</text:p>
              </table:table-cell>
              <table:table-cell office:value-type="float" office:value="0.506634499396864">
                <text:p>0.506634499396864</text:p>
              </table:table-cell>
              <table:table-cell office:value-type="float" office:value="0.800965018094089">
                <text:p>0.800965018094089</text:p>
              </table:table-cell>
              <table:table-cell office:value-type="float" office:value="0.0301568154402896">
                <text:p>0.0301568154402896</text:p>
              </table:table-cell>
              <table:table-cell office:value-type="float" office:value="-0.558504221954162">
                <text:p>-0.5585042219541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16706443914081">
                <text:p>0.516706443914081</text:p>
              </table:table-cell>
              <table:table-cell office:value-type="float" office:value="0.523866348448687">
                <text:p>0.523866348448687</text:p>
              </table:table-cell>
              <table:table-cell office:value-type="float" office:value="0.510143198090692">
                <text:p>0.510143198090692</text:p>
              </table:table-cell>
              <table:table-cell office:value-type="float" office:value="0.800715990453461">
                <text:p>0.800715990453461</text:p>
              </table:table-cell>
              <table:table-cell office:value-type="float" office:value="0.0202863961813844">
                <text:p>0.0202863961813844</text:p>
              </table:table-cell>
              <table:table-cell office:value-type="float" office:value="-0.560859188544153">
                <text:p>-0.5608591885441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14757969303424">
                <text:p>0.514757969303424</text:p>
              </table:table-cell>
              <table:table-cell office:value-type="float" office:value="0.523022432113341">
                <text:p>0.523022432113341</text:p>
              </table:table-cell>
              <table:table-cell office:value-type="float" office:value="0.508854781582054">
                <text:p>0.508854781582054</text:p>
              </table:table-cell>
              <table:table-cell office:value-type="float" office:value="0.80047225501771">
                <text:p>0.80047225501771</text:p>
              </table:table-cell>
              <table:table-cell office:value-type="float" office:value="0.0200708382526564">
                <text:p>0.0200708382526564</text:p>
              </table:table-cell>
              <table:table-cell office:value-type="float" office:value="-0.563164108618654">
                <text:p>-0.563164108618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14018691588785">
                <text:p>0.514018691588785</text:p>
              </table:table-cell>
              <table:table-cell office:value-type="float" office:value="0.522196261682243">
                <text:p>0.522196261682243</text:p>
              </table:table-cell>
              <table:table-cell office:value-type="float" office:value="0.508177570093458">
                <text:p>0.508177570093458</text:p>
              </table:table-cell>
              <table:table-cell office:value-type="float" office:value="0.800233644859813">
                <text:p>0.800233644859813</text:p>
              </table:table-cell>
              <table:table-cell office:value-type="float" office:value="0.0198598130841121">
                <text:p>0.0198598130841121</text:p>
              </table:table-cell>
              <table:table-cell office:value-type="float" office:value="-0.564252336448598">
                <text:p>-0.5642523364485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15606936416185">
                <text:p>0.515606936416185</text:p>
              </table:table-cell>
              <table:table-cell office:value-type="float" office:value="0.52485549132948">
                <text:p>0.52485549132948</text:p>
              </table:table-cell>
              <table:table-cell office:value-type="float" office:value="0.505202312138728">
                <text:p>0.505202312138728</text:p>
              </table:table-cell>
              <table:table-cell office:value-type="float" office:value="0.801156069364162">
                <text:p>0.801156069364162</text:p>
              </table:table-cell>
              <table:table-cell office:value-type="float" office:value="0.030057803468208">
                <text:p>0.030057803468208</text:p>
              </table:table-cell>
              <table:table-cell office:value-type="float" office:value="-0.561849710982659">
                <text:p>-0.561849710982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13729977116705">
                <text:p>0.513729977116705</text:p>
              </table:table-cell>
              <table:table-cell office:value-type="float" office:value="0.522883295194508">
                <text:p>0.522883295194508</text:p>
              </table:table-cell>
              <table:table-cell office:value-type="float" office:value="0.504576659038902">
                <text:p>0.504576659038902</text:p>
              </table:table-cell>
              <table:table-cell office:value-type="float" office:value="0.803203661327231">
                <text:p>0.803203661327231</text:p>
              </table:table-cell>
              <table:table-cell office:value-type="float" office:value="0.0274599542334095">
                <text:p>0.0274599542334095</text:p>
              </table:table-cell>
              <table:table-cell office:value-type="float" office:value="-0.56979405034325">
                <text:p>-0.569794050343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1891279728199">
                <text:p>0.511891279728199</text:p>
              </table:table-cell>
              <table:table-cell office:value-type="float" office:value="0.520951302378256">
                <text:p>0.520951302378256</text:p>
              </table:table-cell>
              <table:table-cell office:value-type="float" office:value="0.504530011325028">
                <text:p>0.504530011325028</text:p>
              </table:table-cell>
              <table:table-cell office:value-type="float" office:value="0.799546998867497">
                <text:p>0.799546998867497</text:p>
              </table:table-cell>
              <table:table-cell office:value-type="float" office:value="0.0237825594563987">
                <text:p>0.0237825594563987</text:p>
              </table:table-cell>
              <table:table-cell office:value-type="float" office:value="-0.566251415628539">
                <text:p>-0.566251415628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1210762331839">
                <text:p>0.511210762331839</text:p>
              </table:table-cell>
              <table:table-cell office:value-type="float" office:value="0.520179372197309">
                <text:p>0.520179372197309</text:p>
              </table:table-cell>
              <table:table-cell office:value-type="float" office:value="0.503363228699552">
                <text:p>0.503363228699552</text:p>
              </table:table-cell>
              <table:table-cell office:value-type="float" office:value="0.79932735426009">
                <text:p>0.79932735426009</text:p>
              </table:table-cell>
              <table:table-cell office:value-type="float" office:value="0.0246636771300448">
                <text:p>0.0246636771300448</text:p>
              </table:table-cell>
              <table:table-cell office:value-type="float" office:value="-0.567264573991032">
                <text:p>-0.567264573991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2763596004439">
                <text:p>0.512763596004439</text:p>
              </table:table-cell>
              <table:table-cell office:value-type="float" office:value="0.522752497225305">
                <text:p>0.522752497225305</text:p>
              </table:table-cell>
              <table:table-cell office:value-type="float" office:value="0.506104328523862">
                <text:p>0.506104328523862</text:p>
              </table:table-cell>
              <table:table-cell office:value-type="float" office:value="0.799112097669256">
                <text:p>0.799112097669256</text:p>
              </table:table-cell>
              <table:table-cell office:value-type="float" office:value="0.02330743618202">
                <text:p>0.02330743618202</text:p>
              </table:table-cell>
              <table:table-cell office:value-type="float" office:value="-0.562708102108768">
                <text:p>-0.562708102108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